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1.2667in"/>
    </style:style>
    <style:style style:name="Table1.B" style:family="table-column">
      <style:table-column-properties style:column-width="5.6583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1.316in"/>
    </style:style>
    <style:style style:name="Table2.B" style:family="table-column">
      <style:table-column-properties style:column-width="5.609in"/>
    </style:style>
    <style:style style:name="Table2.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Great. I’ll survey the current state of the art in LLM-driven characters, with a focus on technical architectures, cognitive modeling, memory, dialogue handling, and roleplay use cases. I’ll also include a framework for comparing them across domains like entertainment and research, and lightly touch on proprietary systems to situate their capabilities. I’ll include a section on multimodal/embodied characters and highlight relevant research issues such as reference resolution and narrative coherence.</text:p>
      <text:p text:style-name="Text_20_body">I’ll get back to you with a structured summary that covers both the breadth and depth of this area.</text:p>
      <text:h text:style-name="Heading_20_1" text:outline-level="1">Survey of LLM-based Characters for Roleplay and Immersive Contexts</text:h>
      <text:h text:style-name="Heading_20_2" text:outline-level="2">Introduction</text:h>
      <text:p text:style-name="Text_20_body">Large Language Models (LLMs) are increasingly used to create <text:span text:style-name="Strong_20_Emphasis">artificial characters</text:span> that engage in interactive roleplay. Unlike traditional AI NPCs with fixed scripts, LLM-based characters can carry out free-form conversations and adapt to user input, making them appealing for chat-based storytelling, virtual companions, <text:span text:style-name="Strong_20_Emphasis">Dungeons &amp; Dragons</text:span> sessions, and NPCs in games or virtual worlds. Recent advances have enabled these characters to maintain <text:span text:style-name="Strong_20_Emphasis">persona consistency</text:span> and participate in complex narratives. However, building a believable LLM-driven character requires overcoming technical challenges in model design, <text:span text:style-name="Strong_20_Emphasis">cognitive modeling</text:span>, memory management, narrative coherence, and interaction handling. This report surveys the state of the art in LLM-based characters, focusing on technical architectures and methods, tools and platforms for character creation (open-source and proprietary), use in research simulations, and early steps toward multimodal or embodied characters. We also highlight open challenges and future directions for creating more cognitively realistic and socially coherent AI characters.</text:p>
      <text:h text:style-name="Heading_20_2" text:outline-level="2">LLM Character Architectures and Cognitive Modeling</text:h>
      <text:p text:style-name="Text_20_body"><text:span text:style-name="Strong_20_Emphasis">Architectural Extensions:</text:span> Modern LLMs (mostly transformer-based, decoder-only architectures) serve as the core “brains” of AI characters (<text:a xlink:type="simple" xlink:href="https://arxiv.org/html/2407.11484v4#:~:text=%28Touvron%20et al,shot%20settings%20through" text:style-name="Internet_20_link" text:visited-style-name="Visited_20_Internet_20_Link">The Oscars of AI Theater: A Survey on Role-Playing with Language Models</text:a>) (<text:a xlink:type="simple" xlink:href="https://arxiv.org/html/2407.11484v4#:~:text=with%20minimal%20prompting,personal%20background%20information%20in%20prompts" text:style-name="Internet_20_link" text:visited-style-name="Visited_20_Internet_20_Link">The Oscars of AI Theater: A Survey on Role-Playing with Language Models</text:a>). Beyond the base model, researchers are designing multi-component <text:span text:style-name="Strong_20_Emphasis">agent architectures</text:span> to support character behavior. A typical architecture for a role-playing language agent (often called an RPLA) includes modules for <text:span text:style-name="Strong_20_Emphasis">memory, planning, and action</text:span> (<text:a xlink:type="simple" xlink:href="https://arxiv.org/html/2407.11484v4#:~:text=match%20at%20L268%20architecture%20that,not%20only%20interactive%20but%20also" text:style-name="Internet_20_link" text:visited-style-name="Visited_20_Internet_20_Link">The Oscars of AI Theater: A Survey on Role-Playing with Language Models</text:a>) (<text:a xlink:type="simple" xlink:href="https://arxiv.org/html/2407.11484v4#:~:text=architecture%20that%20includes%20several%20key,not%20only%20interactive%20but%20also" text:style-name="Internet_20_link" text:visited-style-name="Visited_20_Internet_20_Link">The Oscars of AI Theater: A Survey on Role-Playing with Language Models</text:a>). For example, the LARP framework introduces a cognitive architecture encompassing <text:span text:style-name="Emphasis">memory processing</text:span> (to handle long-term context) and a <text:span text:style-name="Emphasis">decision-making assistant</text:span>, plus environment interaction modules (<text:a xlink:type="simple" xlink:href="https://arxiv.org/abs/2312.17653#:~:text=of%20open,unique%20backgrounds%20and%20personalities%2C%20ultimately" text:style-name="Internet_20_link" text:visited-style-name="Visited_20_Internet_20_Link">[2312.17653] LARP: Language-Agent Role Play for Open-World Games</text:a>). Similarly, the Generative Agents model (by Park et al. 2023) extends an LLM with mechanisms to <text:span text:style-name="Strong_20_Emphasis">observe</text:span>, <text:span text:style-name="Strong_20_Emphasis">plan</text:span>, and <text:span text:style-name="Strong_20_Emphasis">reflect</text:span>, enabling more lifelike behavior (<text:a xlink:type="simple" xlink:href="https://arxiv.org/abs/2304.03442#:~:text=conversations%3B%20they%20remember%20and%20reflect,evaluation%2C%20these%20generative%20agents%20produce" text:style-name="Internet_20_link" text:visited-style-name="Visited_20_Internet_20_Link">[2304.03442] Generative Agents: Interactive Simulacra of Human Behavior</text:a>) (<text:a xlink:type="simple" xlink:href="https://arxiv.org/abs/2304.03442#:~:text=believable%20individual%20and%20emergent%20social,and%20interaction%20patterns%20for%20enabling" text:style-name="Internet_20_link" text:visited-style-name="Visited_20_Internet_20_Link">[2304.03442] Generative Agents: Interactive Simulacra of Human Behavior</text:a>). These architectures allow characters to not only respond to the user but also <text:span text:style-name="Strong_20_Emphasis">autonomously act and plan</text:span> <text:soft-page-break/>within a simulated world (<text:a xlink:type="simple" xlink:href="https://arxiv.org/html/2407.11484v4#:~:text=Building%20on%20the%20foundation%20of,Such" text:style-name="Internet_20_link" text:visited-style-name="Visited_20_Internet_20_Link">The Oscars of AI Theater: A Survey on Role-Playing with Language Models</text:a>). The integration of planning and reasoning modules is a step toward cognitive modeling of characters, giving them goals and internal decision processes.</text:p>
      <text:p text:style-name="Text_20_body"><text:span text:style-name="Strong_20_Emphasis">Cognitive Modeling Approaches:</text:span> To make characters believable, designers incorporate models of personality, emotions, and thought processes on top of LLMs. At a basic level, a character is established by <text:span text:style-name="Strong_20_Emphasis">persona prompts</text:span> (descriptions of background, speaking style, etc.) injected into the LLM’s context (<text:a xlink:type="simple" xlink:href="https://arxiv.org/html/2407.11484v4#:~:text=Aligning%20language%20models%20with%20specific,models’%20ability%20to%20deliver%20immersive" text:style-name="Internet_20_link" text:visited-style-name="Visited_20_Internet_20_Link">The Oscars of AI Theater: A Survey on Role-Playing with Language Models</text:a>) (<text:a xlink:type="simple" xlink:href="https://arxiv.org/html/2407.11484v4#:~:text=and%20contextually%20rich%20interactions,realism%20and%20engagement%20in%20role" text:style-name="Internet_20_link" text:visited-style-name="Visited_20_Internet_20_Link">The Oscars of AI Theater: A Survey on Role-Playing with Language Models</text:a>). More advanced approaches try to simulate aspects of human cognition: for instance, representing the character’s <text:span text:style-name="Strong_20_Emphasis">beliefs, desires, and intentions</text:span> and having the LLM generate internal monologues or reflections. The Generative Agents work uses <text:span text:style-name="Strong_20_Emphasis">reflection summaries</text:span> – the agent periodically summarizes and analyzes its past experiences to form “higher-level” thoughts (e.g. inferring a friendship with another agent) (<text:a xlink:type="simple" xlink:href="https://arxiv.org/abs/2304.03442#:~:text=conversations%3B%20they%20remember%20and%20reflect,evaluation%2C%20these%20generative%20agents%20produce" text:style-name="Internet_20_link" text:visited-style-name="Visited_20_Internet_20_Link">[2304.03442] Generative Agents: Interactive Simulacra of Human Behavior</text:a>). This mimics a human’s ability to learn and evolve a mental state over time. Another approach introduces <text:span text:style-name="Strong_20_Emphasis">emotion models</text:span>: an “Emotional RAG” method retrieves memories not just by semantic similarity but by matching the character’s current emotional state, inspired by mood-dependent memory in psychology (<text:a xlink:type="simple" xlink:href="https://arxiv.org/html/2410.23041v1#:~:text=is%20the%20effective%20utilization%20of,recall%20the%20original%20emotion%20they" text:style-name="Internet_20_link" text:visited-style-name="Visited_20_Internet_20_Link">Emotional RAG: Enhancing Role-Playing Agents through Emotional Retrieval</text:a>) (<text:a xlink:type="simple" xlink:href="https://arxiv.org/html/2410.23041v1#:~:text=better%20if%20they%20somehow%20reinstate,in%20maintaining%20the%20personalities%20of" text:style-name="Internet_20_link" text:visited-style-name="Visited_20_Internet_20_Link">Emotional RAG: Enhancing Role-Playing Agents through Emotional Retrieval</text:a>). By conditioning memory recall on emotion, the character’s responses can reflect a consistent emotional narrative (e.g. recalling sad memories when sad). Such techniques represent early efforts at giving LLM characters a form of affective memory and a <text:span text:style-name="Strong_20_Emphasis">theory of mind</text:span>. Overall, combining LLMs with structured cognitive frameworks (planning modules, emotional states, etc.) is a key trend to make characters act less like stateless text generators and more like <text:span text:style-name="Strong_20_Emphasis">coherent personalities</text:span> with internal states (<text:a xlink:type="simple" xlink:href="https://arxiv.org/html/2410.23041v1#:~:text=,recalls%20the%20related%20memory%20with" text:style-name="Internet_20_link" text:visited-style-name="Visited_20_Internet_20_Link">Emotional RAG: Enhancing Role-Playing Agents through Emotional Retrieval</text:a>).</text:p>
      <text:h text:style-name="Heading_20_2" text:outline-level="2">Character Memory and Persistence</text:h>
      <text:p text:style-name="Text_20_body">One of the biggest technical challenges for LLM-based characters is handling <text:span text:style-name="Strong_20_Emphasis">memory</text:span>: the character’s knowledge of the world, the conversation history, and its own “life” story. LLMs have a fixed context window and tend to be <text:span text:style-name="Emphasis">stateless</text:span> across long conversations (<text:a xlink:type="simple" xlink:href="https://arxiv.org/html/2503.23514v1#:~:text=Large%20language%20models%20,However" text:style-name="Internet_20_link" text:visited-style-name="Visited_20_Internet_20_Link">If an LLM Were a Character, Would It Know Its Own Story ...</text:a>). Therefore, techniques for long-term memory and persistence are crucial to avoid the character “forgetting” important details or contradicting itself.</text:p>
      <text:p text:style-name="Text_20_body"><text:span text:style-name="Strong_20_Emphasis">Memory Mechanisms:</text:span> Simplest approaches use the LLM’s context to pack a limited conversation history or a summarized profile of the character. More sophisticated methods attach an external <text:span text:style-name="Strong_20_Emphasis">memory module</text:span> or database. For example, one human-like memory architecture stores a complete record of the agent’s experiences in a structured database (<text:a xlink:type="simple" xlink:href="https://arxiv.org/abs/2304.03442#:~:text=conversations%3B%20they%20remember%20and%20reflect,evaluation%2C%20these%20generative%20agents%20produce" text:style-name="Internet_20_link" text:visited-style-name="Visited_20_Internet_20_Link">[2304.03442] Generative Agents: Interactive Simulacra of Human Behavior</text:a>). Each memory entry might include the content, timestamp, and metadata (like relevance or emotion). When generating a new response, the agent can retrieve relevant memories from this store to include in the prompt. This <text:span text:style-name="Strong_20_Emphasis">Retrieval-Augmented Generation (RAG)</text:span> paradigm is widely used: the agent fetches past dialogues, character notes, or world facts that semantically match the current context (<text:a xlink:type="simple" xlink:href="https://arxiv.org/html/2410.23041v1#:~:text=is%20the%20effective%20utilization%20of,recall%20the%20original%20emotion%20they" text:style-name="Internet_20_link" text:visited-style-name="Visited_20_Internet_20_Link">Emotional RAG: Enhancing Role-Playing Agents through Emotional Retrieval</text:a>) (<text:a xlink:type="simple" xlink:href="https://arxiv.org/html/2410.23041v1#:~:text=,recalls%20the%20related%20memory%20with" text:style-name="Internet_20_link" text:visited-style-name="Visited_20_Internet_20_Link">Emotional RAG: Enhancing Role-Playing Agents through Emotional Retrieval</text:a>). <text:soft-page-break/>Some research prototypes, like the CHI 2024 memory system, trigger memory recall using cues (mimicking how human memory is cued) (<text:a xlink:type="simple" xlink:href="https://arxiv.org/abs/2404.00573#:~:text=,user%27s%20interaction%20history%20in%20a" text:style-name="Internet_20_link" text:visited-style-name="Visited_20_Internet_20_Link">[2404.00573] "My agent understands me better": Integrating Dynamic Human-like Memory Recall and Consolidation in LLM-Based Agents</text:a>) (<text:a xlink:type="simple" xlink:href="https://arxiv.org/abs/2404.00573#:~:text=agent%20stores%20memories%20retrieved%20from,recognize%20and%20recall%20past%20experiences" text:style-name="Internet_20_link" text:visited-style-name="Visited_20_Internet_20_Link">[2404.00573] "My agent understands me better": Integrating Dynamic Human-like Memory Recall and Consolidation in LLM-Based Agents</text:a>) and implement a <text:span text:style-name="Strong_20_Emphasis">memory consolidation</text:span> model that gradually forgets or compresses memories based on time and importance (<text:a xlink:type="simple" xlink:href="https://arxiv.org/abs/2404.00573#:~:text=,user%27s%20interaction%20history%20in%20a" text:style-name="Internet_20_link" text:visited-style-name="Visited_20_Internet_20_Link">[2404.00573] "My agent understands me better": Integrating Dynamic Human-like Memory Recall and Consolidation in LLM-Based Agents</text:a>) (<text:a xlink:type="simple" xlink:href="https://arxiv.org/abs/2404.00573#:~:text=trigger%20for%20accurate%20and%20efficient,recognize%20and%20recall%20past%20experiences" text:style-name="Internet_20_link" text:visited-style-name="Visited_20_Internet_20_Link">[2404.00573] "My agent understands me better": Integrating Dynamic Human-like Memory Recall and Consolidation in LLM-Based Agents</text:a>). This prevents the memory database from growing indefinitely while preserving salient facts.</text:p>
      <text:p text:style-name="Text_20_body"><text:span text:style-name="Strong_20_Emphasis">Long-Term Persistence:</text:span> Ensuring that a character remembers events across sessions or over a long narrative (e.g. a months-long roleplay campaign) is an open area. Some systems use <text:span text:style-name="Strong_20_Emphasis">summarization</text:span>: periodically summarizing old conversation chunks and replacing full logs with summaries. This compression must be done carefully to avoid losing key info (<text:a xlink:type="simple" xlink:href="https://arxiv.org/html/2407.11484v4#:~:text=One%20primary%20challenge%20is%20handling,fetched%20memories%20significantly%20impacts%20the" text:style-name="Internet_20_link" text:visited-style-name="Visited_20_Internet_20_Link">The Oscars of AI Theater: A Survey on Role-Playing with Language Models</text:a>) (<text:a xlink:type="simple" xlink:href="https://arxiv.org/html/2407.11484v4#:~:text=manage%20this%2C%20RPLAs%20often%20use,fetched%20memories%20significantly%20impacts%20the" text:style-name="Internet_20_link" text:visited-style-name="Visited_20_Internet_20_Link">The Oscars of AI Theater: A Survey on Role-Playing with Language Models</text:a>). Others use vector embedding stores: each past utterance or event is embedded, and relevant ones are retrieved by similarity when needed. The <text:span text:style-name="Emphasis">memory bank with forgetting curve</text:span> idea applies a decay function so that seldom-referenced memories eventually drop out (<text:a xlink:type="simple" xlink:href="https://arxiv.org/html/2407.11484v4#:~:text=quality%20of%20interactions,risks%20of%20retrieving%20inaccurate%20memories" text:style-name="Internet_20_link" text:visited-style-name="Visited_20_Internet_20_Link">The Oscars of AI Theater: A Survey on Role-Playing with Language Models</text:a>) (<text:a xlink:type="simple" xlink:href="https://arxiv.org/html/2407.11484v4#:~:text=bank%20approach%20where%20memory%20updating,risks%20of%20retrieving%20inaccurate%20memories" text:style-name="Internet_20_link" text:visited-style-name="Visited_20_Internet_20_Link">The Oscars of AI Theater: A Survey on Role-Playing with Language Models</text:a>). In any case, the goal is to maintain <text:span text:style-name="Strong_20_Emphasis">contextual continuity</text:span> – a character should recall past interactions, personal details, and ongoing plot points correctly. For instance, if in session 1 the user told the character their pet’s name, the character in session 2 should still recall that name when relevant. Achieving this kind of persistence often involves <text:span text:style-name="Strong_20_Emphasis">database-backed chatbots</text:span> that append new information to the character’s profile or memory store after each session (e.g. Replika is known to store conversation facts to database for later use). Research prototypes like generative agents have demonstrated impressive long-term continuity by logging everything and using reflection to distill it (<text:a xlink:type="simple" xlink:href="https://arxiv.org/abs/2304.03442#:~:text=conversations%3B%20they%20remember%20and%20reflect,evaluation%2C%20these%20generative%20agents%20produce" text:style-name="Internet_20_link" text:visited-style-name="Visited_20_Internet_20_Link">[2304.03442] Generative Agents: Interactive Simulacra of Human Behavior</text:a>) (<text:a xlink:type="simple" xlink:href="https://arxiv.org/abs/2304.03442#:~:text=believable%20individual%20and%20emergent%20social,and%20interaction%20patterns%20for%20enabling" text:style-name="Internet_20_link" text:visited-style-name="Visited_20_Internet_20_Link">[2304.03442] Generative Agents: Interactive Simulacra of Human Behavior</text:a>), but these come with heavy computational costs.</text:p>
      <text:p text:style-name="Text_20_body"><text:span text:style-name="Strong_20_Emphasis">Challenges in Memory:</text:span> There is a trade-off between memory <text:span text:style-name="Strong_20_Emphasis">quantity and quality</text:span>. Naively feeding an LLM the entire history will eventually exceed its context window and can overwhelm it with irrelevant details (<text:a xlink:type="simple" xlink:href="https://arxiv.org/html/2407.11484v4#:~:text=Memory%20module%20in%20RPLAs%20is,versions%20of%20past%20interactions%20Wang" text:style-name="Internet_20_link" text:visited-style-name="Visited_20_Internet_20_Link">The Oscars of AI Theater: A Survey on Role-Playing with Language Models</text:a>). Thus, memory retrieval must be precise: fetching the most relevant pieces for the current situation (<text:a xlink:type="simple" xlink:href="https://arxiv.org/html/2407.11484v4#:~:text=faces%20significant%20challenges%2C%20particularly%20in,Furthermore%2C%20the%20operation%20of%20memory" text:style-name="Internet_20_link" text:visited-style-name="Visited_20_Internet_20_Link">The Oscars of AI Theater: A Survey on Role-Playing with Language Models</text:a>) (<text:a xlink:type="simple" xlink:href="https://arxiv.org/html/2407.11484v4#:~:text=databases%20requires%20sophisticated%20algorithms%20for,fetched%20memories%20significantly%20impacts%20the" text:style-name="Internet_20_link" text:visited-style-name="Visited_20_Internet_20_Link">The Oscars of AI Theater: A Survey on Role-Playing with Language Models</text:a>). If the retrieval pulls the wrong memory, the character may reference something incorrectly. Compressing memories can lead to omissions or distortions if not done well (<text:a xlink:type="simple" xlink:href="https://arxiv.org/html/2407.11484v4#:~:text=faces%20significant%20challenges%2C%20particularly%20in,Furthermore%2C%20the%20operation%20of%20memory" text:style-name="Internet_20_link" text:visited-style-name="Visited_20_Internet_20_Link">The Oscars of AI Theater: A Survey on Role-Playing with Language Models</text:a>). There is active work on <text:span text:style-name="Strong_20_Emphasis">improving memory accuracy</text:span>, e.g. better algorithms for deciding what to forget versus retain (<text:a xlink:type="simple" xlink:href="https://arxiv.org/html/2407.11484v4#:~:text=databases%20requires%20sophisticated%20algorithms%20for,reduce%20dependency%20on%20retrieval%20models" text:style-name="Internet_20_link" text:visited-style-name="Visited_20_Internet_20_Link">The Oscars of AI Theater: A Survey on Role-Playing with Language Models</text:a>). Another challenge is representing <text:span text:style-name="Emphasis">different types</text:span> of memory: characters might have factual memory (world knowledge), episodic memory (specific events in the story), and even imagined memories (backstory not directly given). Organizing these (like a knowledge graph or episodic log) and integrating them <text:soft-page-break/>with the LLM is complex. Despite these challenges, effective memory systems are foundational for any persistent character. Without memory, the character would reset every few prompts, breaking narrative immersion.</text:p>
      <text:h text:style-name="Heading_20_2" text:outline-level="2">Narrative Coherence and Reference Resolution</text:h>
      <text:p text:style-name="Text_20_body"><text:span text:style-name="Strong_20_Emphasis">Narrative Coherence:</text:span> A compelling roleplay character must fit into a larger narrative that unfolds coherently over time. Narrative coherence means the story <text:span text:style-name="Strong_20_Emphasis">makes sense and remains consistent</text:span> – events follow logically, characters develop without contradictions, and the setting’s rules are respected. LLMs, when generating long sequences, can suffer from “drift” or <text:span text:style-name="Strong_20_Emphasis">hallucinations</text:span> that break coherence. In roleplay, a common issue is <text:span text:style-name="Strong_20_Emphasis">character hallucination</text:span>, where the model produces dialogue or actions inconsistent with the character’s defined profile or the established story context (<text:a xlink:type="simple" xlink:href="https://arxiv.org/html/2407.11484v4#:~:text=Hallucination%20in%20LLMs%2C%20particularly%20pronounced,A" text:style-name="Internet_20_link" text:visited-style-name="Visited_20_Internet_20_Link">The Oscars of AI Theater: A Survey on Role-Playing with Language Models</text:a>) (<text:a xlink:type="simple" xlink:href="https://arxiv.org/html/2407.11484v4#:~:text=inconsistent%20with%20the%20defined%20profiles,their%20development%20in%20the%20storyline" text:style-name="Internet_20_link" text:visited-style-name="Visited_20_Internet_20_Link">The Oscars of AI Theater: A Survey on Role-Playing with Language Models</text:a>). For example, an LLM playing <text:span text:style-name="Emphasis">Queen Elizabeth I</text:span> might suddenly use modern slang or refer to the internet – anachronisms that violate narrative coherence (<text:a xlink:type="simple" xlink:href="https://arxiv.org/html/2407.11484v4#:~:text=Ji%20et al,consistency%20over%20time%2C%20such%20as" text:style-name="Internet_20_link" text:visited-style-name="Visited_20_Internet_20_Link">The Oscars of AI Theater: A Survey on Role-Playing with Language Models</text:a>) (<text:a xlink:type="simple" xlink:href="https://arxiv.org/html/2407.11484v4#:~:text=inconsistent%20with%20the%20defined%20profiles,their%20development%20in%20the%20storyline" text:style-name="Internet_20_link" text:visited-style-name="Visited_20_Internet_20_Link">The Oscars of AI Theater: A Survey on Role-Playing with Language Models</text:a>). Ensuring temporal and contextual consistency is crucial. Techniques to mitigate this include fine-tuning the model on in-domain data (so it “knows” the setting better) (<text:a xlink:type="simple" xlink:href="https://arxiv.org/html/2407.11484v4#:~:text=To%20mitigate%20these%20issues%2C%20effective,accurately%20embody%20characters%20and%20maintain" text:style-name="Internet_20_link" text:visited-style-name="Visited_20_Internet_20_Link">The Oscars of AI Theater: A Survey on Role-Playing with Language Models</text:a>) and using retrieval to ground responses in canon information or prior context (<text:a xlink:type="simple" xlink:href="https://arxiv.org/html/2407.11484v4#:~:text=To%20mitigate%20these%20issues%2C%20effective,accurately%20embody%20characters%20and%20maintain" text:style-name="Internet_20_link" text:visited-style-name="Visited_20_Internet_20_Link">The Oscars of AI Theater: A Survey on Role-Playing with Language Models</text:a>) (<text:a xlink:type="simple" xlink:href="https://arxiv.org/html/2407.11484v4#:~:text=specifically%20adjusted%20to%20reflect%20accurate,of%20language%20models%20in%20role" text:style-name="Internet_20_link" text:visited-style-name="Visited_20_Internet_20_Link">The Oscars of AI Theater: A Survey on Role-Playing with Language Models</text:a>). Some frameworks use <text:span text:style-name="Strong_20_Emphasis">story state tracking</text:span>, where the game master or system maintains variables for the narrative (e.g. “Alice is wounded” flag) and regularly reminds the model of these states to keep the generated story on track.</text:p>
      <text:p text:style-name="Text_20_body"><text:span text:style-name="Strong_20_Emphasis">Reference Resolution:</text:span> Part of narrative coherence is handling references to entities consistently. In multi-character interactions, pronouns like “he” or roles like “the shopkeeper” must correctly map to the intended entity. LLMs have strong coreference abilities from pre-training, but in long dialogues they might get confused, especially if many characters are present. Solutions include programmatically <text:span text:style-name="Strong_20_Emphasis">annotating dialogue turns</text:span> with speaker labels and context (so the prompt explicitly tags who is speaking or being referred to) to assist the model. For instance, adding stage directions: <text:span text:style-name="Emphasis"><text:span text:style-name="Source_20_Text">[Alice enters the room]</text:span></text:span> or <text:span text:style-name="Emphasis"><text:span text:style-name="Source_20_Text">(Bob is the brother of Alice.)</text:span></text:span> can give the model clarity. Another strategy is to have a <text:span text:style-name="Strong_20_Emphasis">contextual world model</text:span>: a separate memory of facts like “Bob is Alice’s brother” that can be retrieved to resolve references when the user asks “What is his relation to Alice?”. Current open-source RP tools sometimes provide a <text:span text:style-name="Strong_20_Emphasis">“world info”</text:span> feature where certain keywords trigger injection of background info. For example, if the user mentions a place name, the system might automatically inject a brief description of that place from a world encyclopedia into the prompt, ensuring the model stays consistent about it. This helps both reference resolution and world consistency.</text:p>
      <text:p text:style-name="Text_20_body"><text:span text:style-name="Strong_20_Emphasis">Maintaining Character Voice:</text:span> Coherence also extends to the <text:span text:style-name="Emphasis">narrative voice</text:span> and style. Roleplay characters should have distinct speaking styles and not accidentally lapse into a neutral narrator voice unless intended. Prompt techniques and fine-tunes help enforce this: e.g. including example dialogues in the character profile to set the tone, or using system messages in chat models to say “You are <text:soft-page-break/>speaking as Gandalf with archaic diction.” The model’s tendency to occasionally produce out-of-character statements (like sudden factual info-dumps or rule disclaimers) can be reduced with careful prompt engineering.</text:p>
      <text:p text:style-name="Text_20_body"><text:span text:style-name="Strong_20_Emphasis">Narrative Planning:</text:span> Some research addresses coherence by giving the system explicit narrative planning abilities. The <text:span text:style-name="Emphasis">Drama Llama</text:span> framework uses <text:span text:style-name="Strong_20_Emphasis">storylets</text:span> and narrative control to keep an interactive story coherent (<text:a xlink:type="simple" xlink:href="https://arxiv.org/html/2501.09099v1#:~:text=Drama%20Llama%3A%20An%20LLM,ended%20interactive%20stories" text:style-name="Internet_20_link" text:visited-style-name="Visited_20_Internet_20_Link">Drama Llama: An LLM-Powered Storylets Framework for Authorable ...</text:a>). Similarly, <text:span text:style-name="Strong_20_Emphasis">Narrative Chains</text:span> (proposed in an interactive drama paper) guide the LLM so that even as the player wanders, the story transitions through a plausible sequence of scenes () (). These techniques essentially restrain the model’s creativity to follow a plotted structure, thus avoiding incoherent tangents. There is a balance between free-form improv and guided storytelling – too much freedom and the story may derail, too much control and the interaction feels scripted.</text:p>
      <text:p text:style-name="Text_20_body">In summary, achieving narrative coherence involves a mix of <text:span text:style-name="Strong_20_Emphasis">consistency checks, context management, and sometimes external control logic</text:span>. When done well, it prevents the roleplay from degenerating into nonsense and maintains the <text:span text:style-name="Strong_20_Emphasis">illusion of a continuous world</text:span> inhabited by the LLM character. It remains an area with open problems; indeed, detection of narrative incoherence itself is tricky – recent work like the SCORE framework aims to automatically spot inconsistencies in AI-generated stories (<text:a xlink:type="simple" xlink:href="https://arxiv.org/html/2503.23512v1#:~:text=arXiv%20arxiv,Report%20issue%20for%20preceding" text:style-name="Internet_20_link" text:visited-style-name="Visited_20_Internet_20_Link">Story Coherence and Retrieval Enhancement for AI Narratives - arXiv</text:a>), which could eventually help adjust the model’s outputs to improve story consistency.</text:p>
      <text:h text:style-name="Heading_20_2" text:outline-level="2">Interaction Handling and Dialogue Management</text:h>
      <text:p text:style-name="Text_20_body">LLM-based characters are designed to engage interactively with users (or other agents) in multi-turn dialogues and dynamic scenarios. <text:span text:style-name="Strong_20_Emphasis">Handling interactions</text:span> involves managing turn-taking, understanding user intent (commands, questions, roleplay actions), and responding appropriately while staying in character.</text:p>
      <text:p text:style-name="Text_20_body"><text:span text:style-name="Strong_20_Emphasis">Multi-turn Dialogue:</text:span> At baseline, an LLM can take a conversation history and produce the next reply. But ensuring the character remains responsive and context-aware over long dialogues requires strategies for dialogue management. One aspect is <text:span text:style-name="Strong_20_Emphasis">user instruction handling</text:span>: Users might speak <text:span text:style-name="Strong_20_Emphasis">in-character</text:span> (“Sir Lancelot, what do you see ahead?”) or give out-of-character (OOC) commands (“reset the scene” or “tell me your backstory”). Advanced character agents need to handle both. Often, systems implement an OOC channel or a special syntax so that meta-commands don’t confuse the character. For example, a roleplay interface might let the user type <text:span text:style-name="Source_20_Text">/ooc I want to change the setting to night</text:span> which the system intercepts and applies, rather than having the character respond literally. Some chat frontends support multiple characters in one chat room (the user can @mention a character to direct a question). In such cases, the LLM might be tasked with generating responses for more than one character, or the system might run separate LLM instances per character and orchestrate their conversation. Ensuring the dialogue <text:span text:style-name="Strong_20_Emphasis">flows naturally and each character’s voice is distinct</text:span> is a challenge if one model is voicing all of them. A common solution is turn-by-turn roleplay: the prompt includes a system directive like “Simulate a conversation between Alice and Bob. Only output Bob’s next reply.” – this way the model focuses on one character at a time.</text:p>
      <text:p text:style-name="Text_20_body"><text:soft-page-break/><text:span text:style-name="Strong_20_Emphasis">User Action and Environmental Interaction:</text:span> In immersive contexts (like text adventure games or D&amp;D-style play-by-post), users don’t just talk <text:span text:style-name="Emphasis">to</text:span> the character – they might <text:span text:style-name="Emphasis">act</text:span>. For example: *User: <text:span text:style-name="Strong_20_Emphasis">*draws sword and stands guard*</text:span>. The AI character must interpret this as an action and respond in the narrative (perhaps describing their reaction). Some systems use a convention where user actions are given in brackets or asterisks, and the model is instructed to continue the story taking those actions into account. The <text:span text:style-name="Strong_20_Emphasis">Inworld</text:span> platform, for instance, allows developers to feed environment events to the character’s AI (like “an orc has appeared”) so the character can react appropriately in its next response. The LARP framework for open-world games explicitly includes an <text:span text:style-name="Emphasis">environment interaction module</text:span> with a <text:span text:style-name="Strong_20_Emphasis">learnable action space</text:span> (<text:a xlink:type="simple" xlink:href="https://arxiv.org/abs/2312.17653#:~:text=ensure%20coherent%20actions,range%20of%20areas%20such%20as" text:style-name="Internet_20_link" text:visited-style-name="Visited_20_Internet_20_Link">[2312.17653] LARP: Language-Agent Role Play for Open-World Games</text:a>) (<text:a xlink:type="simple" xlink:href="https://arxiv.org/abs/2312.17653#:~:text=a%20cognitive%20architecture%20that%20encompasses,The%20project%20page%20is" text:style-name="Internet_20_link" text:visited-style-name="Visited_20_Internet_20_Link">[2312.17653] LARP: Language-Agent Role Play for Open-World Games</text:a>) – essentially, the character agent can output not just dialogue but game actions (move, pick up item, etc.), which are then executed in the game world, and the results are fed back. This closes the loop between dialogue and world state. Handling this robustly requires the AI to understand cause and effect; e.g., if a character tries an action that fails (attacking a ghost with a sword), the environment feedback should influence the next output (the character should recognize the failure and adjust strategy).</text:p>
      <text:p text:style-name="Text_20_body"><text:span text:style-name="Strong_20_Emphasis">Maintaining Role and Agency:</text:span> In roleplay, especially collaborative storytelling, the AI sometimes has to take on a sort of <text:span text:style-name="Emphasis">Dungeon Master</text:span> (narrator) role in addition to its character. For example, if the user’s character asks an NPC (AI-controlled) for directions, the AI may both speak as the NPC and describe the outcome (“The guard points down a dark alley…”). Some implementations give the AI <text:span text:style-name="Strong_20_Emphasis">conditional autonomy</text:span> to narrate minor events to keep the story going, while major plot points are left to the user or a human moderator. This needs careful prompting to avoid the AI “hijacking” the narrative. There are reports (e.g. from Character.ai users) that certain models sometimes wrest control of the story or <text:span text:style-name="Strong_20_Emphasis">overwrite the user’s actions</text:span>, which can ruin the roleplay (<text:a xlink:type="simple" xlink:href="https://www.reddit.com/r/CharacterAI/comments/1itsh3a/characterais_llm_is_actively_hindering_roleplay_a/#:~:text=,character%20agency%20in%20roleplay%20interactions" text:style-name="Internet_20_link" text:visited-style-name="Visited_20_Internet_20_Link">Character.AI's LLM is Actively Hindering Roleplay – A Structural ...</text:a>) (<text:a xlink:type="simple" xlink:href="https://www.reddit.com/r/CharacterAI/comments/1itsh3a/characterais_llm_is_actively_hindering_roleplay_a/#:~:text=Character,character%20agency%20in%20roleplay%20interactions" text:style-name="Internet_20_link" text:visited-style-name="Visited_20_Internet_20_Link">Character.AI's LLM is Actively Hindering Roleplay – A Structural ...</text:a>). Mitigations include instructing the AI to <text:span text:style-name="Strong_20_Emphasis">never contradict the user’s described actions</text:span> and to focus only on its own character’s perspective unless otherwise allowed. Maintaining the <text:span text:style-name="Strong_20_Emphasis">illusion of free will</text:span> for the user is important: the AI character should feel like a partner in improvisation, not an author forcing a plot.</text:p>
      <text:p text:style-name="Text_20_body"><text:span text:style-name="Strong_20_Emphasis">Dialogue Style and Safety:</text:span> Interaction handling also involves balancing the character’s personality with <text:span text:style-name="Strong_20_Emphasis">user expectations and safety</text:span>. A character might be an angry pirate, but if the user starts getting upset at insults, the system might need to intervene or subtly tone it down (unless it’s part of the agreed scenario). Some proprietary systems dynamically adjust outputs to avoid harassment or unsafe content, which can conflict with staying in character. This is an ongoing tension in design: how to enforce content guidelines without breaking immersion.</text:p>
      <text:p text:style-name="Text_20_body">In summary, handling interactions for LLM characters means <text:span text:style-name="Strong_20_Emphasis">going beyond plain question-answering</text:span>. It requires an infrastructure that can parse user input (dialogue vs action vs command), manage multi-character exchanges, and integrate the character’s behavior with an external environment when needed. Research like LARP shows that adding decision-making and feedback loops greatly improves an agent’s interactive consistency in complex worlds (<text:a xlink:type="simple" xlink:href="https://arxiv.org/abs/2312.17653#:~:text=of%20open,unique%20backgrounds%20and%20personalities%2C%20ultimately" text:style-name="Internet_20_link" text:visited-style-name="Visited_20_Internet_20_Link">[2312.17653] LARP: Language-Agent Role Play for Open-World Games</text:a>) (<text:a xlink:type="simple" xlink:href="https://arxiv.org/abs/2312.17653#:~:text=ensure%20coherent%20actions,range%20of%20areas%20such%20as" text:style-name="Internet_20_link" text:visited-style-name="Visited_20_Internet_20_Link">[2312.17653] LARP: Language-Agent Role Play for Open-World <text:soft-page-break/>Games</text:a>). As these techniques mature, we can expect more robust and seamless interactions in roleplay scenarios.</text:p>
      <text:h text:style-name="Heading_20_2" text:outline-level="2">Tools and Platforms for Character Creation and Deployment</text:h>
      <text:p text:style-name="Text_20_body">The growing popularity of AI roleplay has spurred a variety of tools and platforms that make it easier to create, share, and deploy LLM-based characters. These range from open-source community projects to sophisticated proprietary services. This section provides a <text:span text:style-name="Strong_20_Emphasis">capability-based overview</text:span> of these tools, focusing on how they support character design (through schemas or cards), multi-turn interactions, and integration into applications.</text:p>
      <text:h text:style-name="Heading_20_3" text:outline-level="3">Open-Source and Community Tools</text:h>
      <text:p text:style-name="Text_20_body">A passionate open-source community has built <text:span text:style-name="Strong_20_Emphasis">front-end interfaces and fine-tuned models</text:span> specifically for roleplay. Many of these allow users to run character AI on local hardware or connect to open APIs.</text:p>
      <text:list text:style-name="L1">
        <text:list-item>
          <text:p text:style-name="P1"><text:span text:style-name="Strong_20_Emphasis">PygmalionAI</text:span> – An open-source LLM (originally based on EleutherAI GPT-J 6B and now Llama-2 variants) fine-tuned for chat and roleplay. Pygmalion is designed to produce more natural, character-like dialogue and allow NSFW content, differentiating it from instruct-tuned models (<text:a xlink:type="simple" xlink:href="https://blog.runpod.io/a-deep-dive-into-creating-an-effective-tavernai-character/#:~:text=Temperature%201" text:style-name="Internet_20_link" text:visited-style-name="Visited_20_Internet_20_Link">A Deep Dive Into Creating an Effective TavernAI Character</text:a>) (<text:a xlink:type="simple" xlink:href="https://blog.runpod.io/a-deep-dive-into-creating-an-effective-tavernai-character/#:~:text=Temperature%200" text:style-name="Internet_20_link" text:visited-style-name="Visited_20_Internet_20_Link">A Deep Dive Into Creating an Effective TavernAI Character</text:a>). While it cannot match the raw power of massive proprietary models, it remains popular for offline use. It demonstrates that even a 6-7B parameter model, when tuned on roleplay dialogues, can yield engaging personalities.</text:p>
        </text:list-item>
        <text:list-item>
          <text:p text:style-name="P1"><text:span text:style-name="Strong_20_Emphasis">TavernAI and SillyTavern</text:span> – These are browser-based chat front-ends that let users load or create character profiles and then chat with them. They support multiple backends (you can plug in an open model like Pygmalion running locally, or call an API like OpenAI or HuggingFace). A key feature is the use of <text:span text:style-name="Strong_20_Emphasis">character cards</text:span>: self-contained files that store a character’s name, description, scenario, example dialogue, and even an avatar image. TavernAI can load character cards in JSON or image format and present a list of characters to chat with. The interfaces often allow <text:span text:style-name="Strong_20_Emphasis">multi-character chats</text:span>, letting you simulate a party of characters. They also provide settings like “author’s note” or world context to influence the style of the narrative. These community UIs have enabled a vibrant sharing culture: users create and exchange characters ranging from fictional characters (anime protagonists, movie heroes) to original creations.</text:p>
        </text:list-item>
        <text:list-item>
          <text:p text:style-name="P1"><text:span text:style-name="Strong_20_Emphasis">Character Card and JSON Formats</text:span> – To ensure compatibility across tools, the community developed standardized schemas for character data. For example, a popular JSON schema might include fields like <text:span text:style-name="Source_20_Text">name</text:span>, <text:span text:style-name="Source_20_Text">personality</text:span>, <text:span text:style-name="Source_20_Text">scenario</text:span> (the setting or backstory for the conversation), <text:span text:style-name="Source_20_Text">greeting</text:span> (the character’s opening message), and <text:span text:style-name="Source_20_Text">example_dialogue</text:span> (sample lines to showcase style). Many tools use a variant of this; e.g. <text:span text:style-name="Strong_20_Emphasis">CharacterAI</text:span> (a proprietary platform) had its own format which has been reverse-engineered, and open tools now convert between CharacterAI dumps, Pygmalion JSON, and TavernAI’s format (<text:a xlink:type="simple" xlink:href="https://zoltanai.github.io/character-editor/#:~:text=Create%2C%20edit%20and%20convert%20to,Generation%20and%20TavernAI%20formats%20easily" text:style-name="Internet_20_link" text:visited-style-name="Visited_20_Internet_20_Link">AI Character Editor</text:a>) (<text:a xlink:type="simple" xlink:href="https://zoltanai.github.io/character-editor/#:~:text=Create%2C%20edit%20and%20convert%20to,Generation%20and%20TavernAI%20formats%20easily" text:style-name="Internet_20_link" text:visited-style-name="Visited_20_Internet_20_Link">AI Character Editor</text:a>). The existence of converters (<text:a xlink:type="simple" xlink:href="https://zoltanai.github.io/character-editor/#:~:text=Create%2C%20edit%20and%20convert%20to,Generation%20and%20TavernAI%20formats%20easily" text:style-name="Internet_20_link" text:visited-style-name="Visited_20_Internet_20_Link">AI Character Editor</text:a>) means users can craft a character in one platform and use it elsewhere. Character cards can also <text:soft-page-break/>be packaged as PNG images with metadata – making them easy to share on image boards. GPT-3.5/4 are capable of reading these JSON-based profiles if prompted with them (<text:a xlink:type="simple" xlink:href="https://github.com/teknium1/character-cards#:~:text=GPT3,to%20inject%20into%20your%20prompts" text:style-name="Internet_20_link" text:visited-style-name="Visited_20_Internet_20_Link">GitHub - teknium1/character-cards: A collection of character cards for use in AI Roleplaying</text:a>), meaning even without fine-tuning, you can supply a profile to a general model and have it play that character. Open repositories exist that host hundreds of community-made character files, ready to plug into chat UIs.</text:p>
        </text:list-item>
        <text:list-item>
          <text:p text:style-name="P1"><text:span text:style-name="Strong_20_Emphasis">KoboldAI / Text-Gen WebUI</text:span> – These are local AI storytelling platforms originally built for AI-generated fiction. They have features like <text:span text:style-name="Strong_20_Emphasis">world info</text:span> (a knowledge base of facts about the story world that the model can draw from) and memory management (e.g. context summary tools), which are very useful for roleplay coherence. KoboldAI’s UI supports loading character personas and can even do things like scenario branching. It’s typically paired with custom models (like KoboldAI has their own fine-tunes for fantasy storytelling). These tools blur into game-master territory, where the AI not only plays a character but partially narrates the world.</text:p>
        </text:list-item>
        <text:list-item>
          <text:p text:style-name="P1"><text:span text:style-name="Strong_20_Emphasis">LangChain/JSON-Based Agents</text:span> – For developers, frameworks like LangChain allow constructing agents with a defined persona and tool usage abilities. While LangChain is often used for task-oriented agents, one can define a character agent that, for example, has a JSON schema of its attributes and uses a <text:span text:style-name="Strong_20_Emphasis">chain-of-thought</text:span> prompt template to reason in character. There are also projects like <text:span text:style-name="Source_20_Text">elizaOS/characterfile</text:span> defining simple file formats to store character data for use with LLM agents (<text:a xlink:type="simple" xlink:href="https://github.com/elizaOS/characterfile#:~:text=Characterfile" text:style-name="Internet_20_link" text:visited-style-name="Visited_20_Internet_20_Link">GitHub - elizaOS/characterfile: A simple file format for character data</text:a>) (<text:a xlink:type="simple" xlink:href="https://github.com/elizaOS/characterfile#:~:text=The%20goal%20of%20this%20project,Eliza%20or%20other%20LLM%20agents" text:style-name="Internet_20_link" text:visited-style-name="Visited_20_Internet_20_Link">GitHub - elizaOS/characterfile: A simple file format for character data</text:a>). These let programmers integrate custom characters into applications (like Discord RP bots, etc.) without starting from scratch.</text:p>
        </text:list-item>
      </text:list>
      <text:p text:style-name="Text_20_body">Overall, open-source tools emphasize <text:span text:style-name="Strong_20_Emphasis">customizability and community sharing</text:span>. Users can fine-tune behavior (e.g. adjusting a “personality” field and instantly seeing how it changes the chat), and there’s no strict content filter beyond what the user sets, which appeals to hobbyists. The downside is often a bit of technical complexity to set up, and the performance depends on the model you use – many opt for cloud APIs to get better quality, which brings us to proprietary solutions.</text:p>
      <text:h text:style-name="Heading_20_4" text:outline-level="4">Table: Examples of Open-Source Roleplay AI Tools</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ool/Model</text:span></text:p>
            </table:table-cell>
            <table:table-cell table:style-name="Table1.A1" office:value-type="string">
              <text:p text:style-name="Table_20_Heading"><text:span text:style-name="Strong_20_Emphasis">Description &amp; Capabilities</text:span></text:p>
            </table:table-cell>
          </table:table-row>
        </table:table-header-rows>
        <table:table-row>
          <table:table-cell table:style-name="Table1.A1" office:value-type="string">
            <text:p text:style-name="Table_20_Contents"><text:span text:style-name="Strong_20_Emphasis">Pygmalion</text:span> (6B/7B)</text:p>
          </table:table-cell>
          <table:table-cell table:style-name="Table1.A1" office:value-type="string">
            <text:p text:style-name="Table_20_Contents">Fine-tuned LLM for roleplay chat. Focuses on natural, in-character dialog and flexibility in style/content. Lighter-weight model that can run on consumer GPUs (<text:a xlink:type="simple" xlink:href="https://blog.runpod.io/a-deep-dive-into-creating-an-effective-tavernai-character/#:~:text=Temperature%201" text:style-name="Internet_20_link" text:visited-style-name="Visited_20_Internet_20_Link">A Deep Dive Into Creating an Effective TavernAI Character</text:a>).</text:p>
          </table:table-cell>
        </table:table-row>
        <table:table-row>
          <table:table-cell table:style-name="Table1.A1" office:value-type="string">
            <text:p text:style-name="Table_20_Contents"><text:span text:style-name="Strong_20_Emphasis">TavernAI / SillyTavern</text:span></text:p>
          </table:table-cell>
          <table:table-cell table:style-name="Table1.A1" office:value-type="string">
            <text:p text:style-name="Table_20_Contents">Web UIs for chatting with AI characters. Support character cards (JSON or PNG) and multiple backends. Allow multi-character chats and rich context (personas, scenarios, example dialogue).</text:p>
          </table:table-cell>
        </table:table-row>
        <table:table-row>
          <table:table-cell table:style-name="Table1.A1" office:value-type="string">
            <text:p text:style-name="Table_20_Contents"><text:span text:style-name="Strong_20_Emphasis">KoboldAI / TextGen</text:span></text:p>
          </table:table-cell>
          <table:table-cell table:style-name="Table1.A1" office:value-type="string">
            <text:p text:style-name="Table_20_Contents">Local text generation UI with features for interactive storytelling (world info, memory management). Can host character personas and facilitate complex narrative play (like a DM mode).</text:p>
          </table:table-cell>
        </table:table-row>
        <table:table-row>
          <table:table-cell table:style-name="Table1.A1" office:value-type="string">
            <text:p text:style-name="Table_20_Contents"><text:span text:style-name="Strong_20_Emphasis">Character Cards (JSON)</text:span></text:p>
          </table:table-cell>
          <table:table-cell table:style-name="Table1.A1" office:value-type="string">
            <text:p text:style-name="Table_20_Contents">Standardized formats for defining characters (name, persona, scenario, etc.) used across community tools. Enables sharing and easy import/export of characters (<text:a xlink:type="simple" xlink:href="https://zoltanai.github.io/character-editor/#:~:text=Create%2C%20edit%20and%20convert%20to,Generation%20and%20TavernAI%20formats%20easily" text:style-name="Internet_20_link" text:visited-style-name="Visited_20_Internet_20_Link">AI Character Editor</text:a>). Many libraries exist to convert between formats.</text:p>
          </table:table-cell>
        </table:table-row>
      </table:table>
      <text:h text:style-name="Heading_20_3" text:outline-level="3"><text:soft-page-break/>Proprietary Platforms and Systems</text:h>
      <text:p text:style-name="Text_20_body">Several companies have launched platforms dedicated to <text:span text:style-name="Strong_20_Emphasis">LLM-driven characters</text:span>, often with powerful models and polished user experiences. While we won’t deep-dive into each, it’s useful to situate these systems by their capabilities:</text:p>
      <text:list text:style-name="L2">
        <text:list-item>
          <text:p text:style-name="P2"><text:span text:style-name="Strong_20_Emphasis">Character.ai</text:span> – A popular web platform where users can create and chat with a myriad of characters. Character.ai developed its own high-performance LLM (not publicly disclosed, but often estimated to be comparable to 70B+ parameter models) that excels at conversational roleplay. Users create characters by writing a short description and example dialogues, and the system does the rest. Notably, Character.ai supports <text:span text:style-name="Strong_20_Emphasis">multi-turn memory</text:span> (characters will remember earlier parts of the conversation to some extent) and even allows <text:span text:style-name="Strong_20_Emphasis">rooms</text:span> with multiple characters chatting together. Its hallmark is the wide variety of user-generated characters (from celebrities to original creations). On the flip side, Character.ai heavily filters and moderates content, which some argue hinders certain types of roleplay (e.g. horror or romance scenarios can be curtailed by the AI if they approach disallowed content) (<text:a xlink:type="simple" xlink:href="https://www.reddit.com/r/CharacterAI/comments/1itsh3a/characterais_llm_is_actively_hindering_roleplay_a/#:~:text=Character,character%20agency%20in%20roleplay%20interactions" text:style-name="Internet_20_link" text:visited-style-name="Visited_20_Internet_20_Link">Character.AI's LLM is Actively Hindering Roleplay – A Structural ...</text:a>). Technically, it demonstrates how a fine-tuned model plus RLHF can produce very engaging dialogues that adhere to a given persona. The system also has an appealing chat UI with avatar images and the ability to like/dislike responses (to further tune the model). It’s fully proprietary – the model and data are closed.</text:p>
        </text:list-item>
        <text:list-item>
          <text:p text:style-name="P2"><text:span text:style-name="Strong_20_Emphasis">Replika</text:span> – Originally launched as an “AI friend” chatbot, Replika has transitioned from using GPT-3 APIs to its own models and backends over time. The focus is on a <text:span text:style-name="Strong_20_Emphasis">persistent singular character</text:span> – a user’s personal AI companion. Replika characters remember a large amount of personal detail about the user and past conversations, building up a profile over months. The AI’s style is meant to be supportive, affectionate, and individualized. Technically, Replika has an architecture that combines retrieval (fetching facts the user has shared before) with generative responses. It might use specialized models for emotional response. Replika also offers <text:span text:style-name="Strong_20_Emphasis">multiple modalities</text:span>: you can speak with your avatar via voice and even see it in a simple AR interface (on mobile, your Replika avatar can be overlaid into your room and will lip-sync the AI’s replies). This makes it a pioneer in <text:span text:style-name="Strong_20_Emphasis">embodied chat</text:span> for consumers, albeit in a limited form. Replika’s model is less of a general roleplayer and more of a trained social chatbot; users can roleplay romantic or friendship scenarios with it, but it is not as easily repurposed for arbitrary characters (your Replika essentially is one character unless you buy multiple). From a capabilities view, Replika shows strong <text:span text:style-name="Strong_20_Emphasis">long-term memory</text:span> and emotional continuity, but weaker adaptability outside its narrow persona.</text:p>
        </text:list-item>
        <text:list-item>
          <text:p text:style-name="P2"><text:span text:style-name="Strong_20_Emphasis">Inworld AI</text:span> – A platform geared towards game developers and interactive media creators. Inworld lets you design NPC agents powered by LLMs and integrate them into Unity/Unreal or other engines via an API. Key capabilities include defining a character with a <text:span text:style-name="Strong_20_Emphasis">graphical interface</text:span> (you fill in their motivations, knowledge, personality traits), and connecting the AI to <text:span text:style-name="Strong_20_Emphasis">environmental inputs</text:span>. For example, in a game, you can pass the NPC’s AI a JSON event like <text:span text:style-name="Source_20_Text">{player_proximity: 5 meters}</text:span> or give it perception of game state, so its dialogue can reflect what’s happening (e.g. commenting on the player’s approach). Inworld uses a combination of large models (GPT-level language generation) and possibly knowledge graphs <text:soft-page-break/>for facts. They also provide text-to-speech and speech-to-text, so you can have a fully voice-interactive NPC. The system emphasizes <text:span text:style-name="Strong_20_Emphasis">real-time performance</text:span> and coherence – NPCs should respond within a second or two to be viable in gameplay, and Inworld likely fine-tunes or optimizes models to achieve this. While details of their architecture aren’t public, it’s an example of a <text:span text:style-name="Strong_20_Emphasis">tool-supported agent</text:span>: the character can have goals and will output <text:span text:style-name="Emphasis">intent signals</text:span> along with text (like an action or emotion tag that the game can use to trigger animations). This moves beyond pure text generation into a more <text:span text:style-name="Strong_20_Emphasis">embodied character AI</text:span> suitable for virtual worlds.</text:p>
        </text:list-item>
        <text:list-item>
          <text:p text:style-name="P2"><text:span text:style-name="Strong_20_Emphasis">Others:</text:span> There are other notable players. <text:span text:style-name="Strong_20_Emphasis">Microsoft</text:span> has showcased LLM-driven NPCs (for example, an Azure OpenAI service demo had an NPC in Minecraft that could converse and fulfill player commands via ChatGPT). <text:span text:style-name="Strong_20_Emphasis">Meta</text:span> has hinted at integrating LLM characters into their Horizon VR platform. Startups like <text:span text:style-name="Strong_20_Emphasis">Convai</text:span> offer similar services to Inworld (AI NPCs API). <text:span text:style-name="Strong_20_Emphasis">NovelAI</text:span> and <text:span text:style-name="Strong_20_Emphasis">AI Dungeon</text:span> (Latitude) were earlier attempts focusing on text adventure, now incorporating larger models for better consistency. Additionally, general AI assistant platforms (like <text:span text:style-name="Strong_20_Emphasis">Anthropic’s Claude</text:span> via the Poe app) are often used in persona mode – e.g., Poe’s community has bots like “Socratic tutor” or characters that leverage the underlying Claude or GPT-4 model with a persona prompt. These aren’t dedicated character systems but show that a sufficiently advanced general model can <text:span text:style-name="Emphasis">impersonate</text:span> characters quite well when prompted (<text:a xlink:type="simple" xlink:href="https://www.lesswrong.com/posts/zuXo9imNKYspu9HGv/a-three-layer-model-of-llm-psychology#:~:text=At%20a%20deeper%20level%20than,much%20more%20probable%20than%20others" text:style-name="Internet_20_link" text:visited-style-name="Visited_20_Internet_20_Link">A Three-Layer Model of LLM Psychology — LessWrong</text:a>) (<text:a xlink:type="simple" xlink:href="https://www.lesswrong.com/posts/zuXo9imNKYspu9HGv/a-three-layer-model-of-llm-psychology#:~:text=,behavior%2C%20even%20when%20explicitly%20requested" text:style-name="Internet_20_link" text:visited-style-name="Visited_20_Internet_20_Link">A Three-Layer Model of LLM Psychology — LessWrong</text:a>) (Claude, for instance, is noted to maintain a consistent persona strongly due to its training (<text:a xlink:type="simple" xlink:href="https://www.lesswrong.com/posts/zuXo9imNKYspu9HGv/a-three-layer-model-of-llm-psychology#:~:text=At%20a%20deeper%20level%20than,much%20more%20probable%20than%20others" text:style-name="Internet_20_link" text:visited-style-name="Visited_20_Internet_20_Link">A Three-Layer Model of LLM Psychology — LessWrong</text:a>)).</text:p>
        </text:list-item>
      </text:list>
      <text:h text:style-name="Heading_20_4" text:outline-level="4">Table: Selected Proprietary Character AI Platforms</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Strong_20_Emphasis">Platform</text:span></text:p>
            </table:table-cell>
            <table:table-cell table:style-name="Table2.A1" office:value-type="string">
              <text:p text:style-name="Table_20_Heading"><text:span text:style-name="Strong_20_Emphasis">Focus &amp; Capabilities</text:span></text:p>
            </table:table-cell>
          </table:table-row>
        </table:table-header-rows>
        <table:table-row>
          <table:table-cell table:style-name="Table2.A1" office:value-type="string">
            <text:p text:style-name="Table_20_Contents"><text:span text:style-name="Strong_20_Emphasis">Character.ai</text:span></text:p>
          </table:table-cell>
          <table:table-cell table:style-name="Table2.A1" office:value-type="string">
            <text:p text:style-name="Table_20_Contents">User-created characters for open-ended chat. Powerful proprietary LLM enabling multi-character chats, long context, and creative storytelling. Highly accessible web UI with avatars. Moderation filters to ensure safe content (sometimes at expense of immersion).</text:p>
          </table:table-cell>
        </table:table-row>
        <table:table-row>
          <table:table-cell table:style-name="Table2.A1" office:value-type="string">
            <text:p text:style-name="Table_20_Contents"><text:span text:style-name="Strong_20_Emphasis">Replika</text:span></text:p>
          </table:table-cell>
          <table:table-cell table:style-name="Table2.A1" office:value-type="string">
            <text:p text:style-name="Table_20_Contents">Personal AI companion (singular character per user). Strong long-term memory of user’s life, emotive and empathetic response style. Supports voice and AR avatar. Not general roleplay (focused on relationship simulation).</text:p>
          </table:table-cell>
        </table:table-row>
        <table:table-row>
          <table:table-cell table:style-name="Table2.A1" office:value-type="string">
            <text:p text:style-name="Table_20_Contents"><text:span text:style-name="Strong_20_Emphasis">Inworld AI</text:span></text:p>
          </table:table-cell>
          <table:table-cell table:style-name="Table2.A1" office:value-type="string">
            <text:p text:style-name="Table_20_Contents">NPCs for games/VR. Integrates LLM agents into game engines with real-time interactions. Characters have goals and can react to environment triggers. Provides voice I/O and animation cues for a fully embodied NPC experience.</text:p>
          </table:table-cell>
        </table:table-row>
        <table:table-row>
          <table:table-cell table:style-name="Table2.A1" office:value-type="string">
            <text:p text:style-name="Table_20_Contents"><text:span text:style-name="Strong_20_Emphasis">OpenAI ChatGPT</text:span> (w/ system persona)</text:p>
          </table:table-cell>
          <table:table-cell table:style-name="Table2.A1" office:value-type="string">
            <text:p text:style-name="Table_20_Contents">(Not a dedicated platform, but widely used via API) Large generalist model that can be instructed to adopt virtually any persona. High language ability means it can maintain character style well within a conversation. Lacks memory beyond session (no built-in long-term storage) and will obey system instructions if user tries to break character (alignment overrides).</text:p>
          </table:table-cell>
        </table:table-row>
      </table:table>
      <text:p text:style-name="Text_20_body"><text:span text:style-name="Emphasis">Note:</text:span> Proprietary systems often push the envelope with larger models and integrated multimodal features, but they operate as black boxes. By contrast, the open-source tools give more transparency and control to users at the cost of raw capability. A <text:span text:style-name="Strong_20_Emphasis">capability-based framing</text:span> might view these along <text:soft-page-break/>dimensions such as: <text:span text:style-name="Strong_20_Emphasis">Model size/quality</text:span>, <text:span text:style-name="Strong_20_Emphasis">Memory depth</text:span>, <text:span text:style-name="Strong_20_Emphasis">Persona fidelity</text:span>, <text:span text:style-name="Strong_20_Emphasis">Modality (text vs voice vs 3D)</text:span>, <text:span text:style-name="Strong_20_Emphasis">Customizability</text:span>, and <text:span text:style-name="Strong_20_Emphasis">Safety controls</text:span>. Users and researchers choose solutions based on which capabilities they need most (e.g. a hobbyist writer might choose NovelAI for its story quality, a social scientist might use GPT-4 with a persona prompt for its linguistic accuracy, a game studio might choose Inworld for integration support).</text:p>
      <text:h text:style-name="Heading_20_2" text:outline-level="2">LLM-based Characters in Research and Simulation</text:h>
      <text:p text:style-name="Text_20_body">Beyond entertainment and user-facing applications, LLM-driven characters have become valuable in research settings. They can serve as <text:span text:style-name="Strong_20_Emphasis">simulated humans or agents</text:span> in various experiments, shedding light on social behavior, emergent dynamics, and even psychology.</text:p>
      <text:p text:style-name="Text_20_body"><text:span text:style-name="Strong_20_Emphasis">Social Simulations:</text:span> A landmark example is the <text:span text:style-name="Strong_20_Emphasis">Generative Agents</text:span> work by Park et al. (2023), where 25 LLM agents inhabited a sandbox simulating daily life in a town (<text:a xlink:type="simple" xlink:href="https://arxiv.org/abs/2304.03442#:~:text=reflections%2C%20and%20retrieve%20them%20dynamically,We%20demonstrate" text:style-name="Internet_20_link" text:visited-style-name="Visited_20_Internet_20_Link">[2304.03442] Generative Agents: Interactive Simulacra of Human Behavior</text:a>) (<text:a xlink:type="simple" xlink:href="https://arxiv.org/abs/2304.03442#:~:text=behavior,town%20of%20twenty%20five%20agents" text:style-name="Internet_20_link" text:visited-style-name="Visited_20_Internet_20_Link">[2304.03442] Generative Agents: Interactive Simulacra of Human Behavior</text:a>). Each agent had memories and routines; remarkably, believable social behaviors emerged – for instance, an agent decided to throw a party, spread the word, and others formed plans to attend, all without human intervention (<text:a xlink:type="simple" xlink:href="https://arxiv.org/abs/2304.03442#:~:text=reflections%2C%20and%20retrieve%20them%20dynamically,We%20demonstrate" text:style-name="Internet_20_link" text:visited-style-name="Visited_20_Internet_20_Link">[2304.03442] Generative Agents: Interactive Simulacra of Human Behavior</text:a>) (<text:a xlink:type="simple" xlink:href="https://arxiv.org/abs/2304.03442#:~:text=believable%20individual%20and%20emergent%20social,We%20demonstrate" text:style-name="Internet_20_link" text:visited-style-name="Visited_20_Internet_20_Link">[2304.03442] Generative Agents: Interactive Simulacra of Human Behavior</text:a>). This demonstrated that, under the right architecture, multiple LLM characters interacting can exhibit <text:span text:style-name="Strong_20_Emphasis">emergent social phenomena</text:span> (coordination, gossip propagation, relationship building) akin to multi-agent systems in classic AI. Such simulations are exciting for social science: one can imagine recreating historical scenarios or testing sociology theories by observing these AI agents. A 2024 survey in <text:span text:style-name="Emphasis">Nature</text:span> on LLMs in agent-based modeling notes that LLM agents have been explored in <text:span text:style-name="Strong_20_Emphasis">cyber, physical, social, and hybrid</text:span> environments, but face challenges in environment grounding and consistent behavior (<text:a xlink:type="simple" xlink:href="https://www.nature.com/articles/s41599-024-03611-3#:~:text=The%20core%20of%20agent,other%2C%20in%20which%20agents%20should" text:style-name="Internet_20_link" text:visited-style-name="Visited_20_Internet_20_Link">Large language models empowered agent-based modeling and simulation: a survey and perspectives | Humanities and Social Sciences Communications</text:a>) (<text:a xlink:type="simple" xlink:href="https://www.nature.com/articles/s41599-024-03611-3#:~:text=for%20simulation%2C%20there%20are%20four,will%20be%20elaborated%20on%20in" text:style-name="Internet_20_link" text:visited-style-name="Visited_20_Internet_20_Link">Large language models empowered agent-based modeling and simulation: a survey and perspectives | Humanities and Social Sciences Communications</text:a>). Integrating LLMs into agent-based modeling brings strengths in flexible language interaction and decision-making, but also requires new solutions for things like simulation evaluation and alignment (<text:a xlink:type="simple" xlink:href="https://www.nature.com/articles/s41599-024-03611-3#:~:text=simulation%20and%20systematically%20analyze%20the,scenarios%2C%20which%20can%20be%20divided" text:style-name="Internet_20_link" text:visited-style-name="Visited_20_Internet_20_Link">Large language models empowered agent-based modeling and simulation: a survey and perspectives | Humanities and Social Sciences Communications</text:a>) (<text:a xlink:type="simple" xlink:href="https://www.nature.com/articles/s41599-024-03611-3#:~:text=match%20at%20L714%20for%20simulation%2C,will%20be%20elaborated%20on%20in" text:style-name="Internet_20_link" text:visited-style-name="Visited_20_Internet_20_Link">Large language models empowered agent-based modeling and simulation: a survey and perspectives | Humanities and Social Sciences Communications</text:a>).</text:p>
      <text:p text:style-name="Text_20_body"><text:span text:style-name="Strong_20_Emphasis">Behavioral Experiments:</text:span> Researchers are also using LLM-based characters as proxies for humans in controlled experiments. For example, the <text:span text:style-name="Strong_20_Emphasis">“Human Simulacra” benchmark (ICLR 2025)</text:span> involves constructing virtual characters with life stories and cognitive mechanisms to see if LLMs can emulate human responses in psychology tasks (<text:a xlink:type="simple" xlink:href="https://openreview.net/forum?id=BCP5nAHXqs#:~:text=replace%20human%20participants%20in%20experiments%2C,the%20way%20for%20future%20research" text:style-name="Internet_20_link" text:visited-style-name="Visited_20_Internet_20_Link">Human Simulacra: Benchmarking the Personification of Large Language Models | OpenReview</text:a>) (<text:a xlink:type="simple" xlink:href="https://openreview.net/forum?id=BCP5nAHXqs#:~:text=including%20a%20strategy%20for%20constructing,the%20way%20for%20future%20research" text:style-name="Internet_20_link" text:visited-style-name="Visited_20_Internet_20_Link">Human Simulacra: Benchmarking the Personification of Large Language Models | OpenReview</text:a>). By giving an LLM a detailed persona and even a simulated memory of life events, they aim to have it take the role of a human participant – potentially allowing cheap, repeatable social science experiments without recruiting people. Early results show that these simulated personas can produce responses aligned with the target character’s profile (<text:a xlink:type="simple" xlink:href="https://openreview.net/forum?id=BCP5nAHXqs#:~:text=including%20a%20strategy%20for%20constructing,the%20way%20for%20future%20research" text:style-name="Internet_20_link" text:visited-style-name="Visited_20_Internet_20_Link">Human Simulacra: <text:soft-page-break/>Benchmarking the Personification of Large Language Models | OpenReview</text:a>) (<text:a xlink:type="simple" xlink:href="https://openreview.net/forum?id=BCP5nAHXqs#:~:text=cognitive%20processes%2C%20and%20a%20psychology,the%20way%20for%20future%20research" text:style-name="Internet_20_link" text:visited-style-name="Visited_20_Internet_20_Link">Human Simulacra: Benchmarking the Personification of Large Language Models | OpenReview</text:a>). For example, an introverted character might consistently respond differently to prompts than an extroverted one, mirroring human trait differences. This line of work raises interesting questions: do LLM characters <text:span text:style-name="Strong_20_Emphasis">just parrot stereotypes</text:span>, or do they reason about situations as a person might? It’s an open research question how deep the “understanding” goes, but it’s clear LLMs capture a lot of the statistical patterns of human behavior from their training data.</text:p>
      <text:p text:style-name="Text_20_body"><text:span text:style-name="Strong_20_Emphasis">Agent-Based Modeling and Multi-Agent Systems:</text:span> A multi-agent simulation could be something like a market of AI traders, a debate between AI political candidates, or avatars navigating a virtual world. LLM-based agents have been tested in <text:span text:style-name="Strong_20_Emphasis">economics and negotiation</text:span> scenarios – e.g., Meta’s Cicero agent combined an LLM with planning to play the board game Diplomacy, negotiating with human players successfully. In such setups, each agent might use an LLM to interpret messages and generate replies (possibly augmented with a planning algorithm to decide on actions). A survey by Gao et al. (2024) highlights challenges like ensuring agents perceive their environment accurately (the <text:span text:style-name="Strong_20_Emphasis">perception challenge</text:span>), align with the intended rules or roles (the <text:span text:style-name="Strong_20_Emphasis">alignment challenge</text:span>), generate valid and effective actions (the <text:span text:style-name="Strong_20_Emphasis">action generation challenge</text:span>), and that we have good ways to evaluate the outcomes (<text:a xlink:type="simple" xlink:href="https://www.nature.com/articles/s41599-024-03611-3#:~:text=The%20core%20of%20agent,other%2C%20in%20which%20agents%20should" text:style-name="Internet_20_link" text:visited-style-name="Visited_20_Internet_20_Link">Large language models empowered agent-based modeling and simulation: a survey and perspectives | Humanities and Social Sciences Communications</text:a>) (<text:a xlink:type="simple" xlink:href="https://www.nature.com/articles/s41599-024-03611-3#:~:text=for%20simulation%2C%20there%20are%20four,will%20be%20elaborated%20on%20in" text:style-name="Internet_20_link" text:visited-style-name="Visited_20_Internet_20_Link">Large language models empowered agent-based modeling and simulation: a survey and perspectives | Humanities and Social Sciences Communications</text:a>). LLMs provide a powerful language understanding core to tackle these, but additional structure is often needed. For instance, to use LLMs in a <text:span text:style-name="Strong_20_Emphasis">physical simulation</text:span>, one might give the LLM a description of the physical state (objects, locations) and have it decide an action, but you must constrain it to the game’s action space (this is what the LARP paper addresses with a <text:span text:style-name="Emphasis">learnable action space</text:span> module (<text:a xlink:type="simple" xlink:href="https://arxiv.org/abs/2312.17653#:~:text=ensure%20coherent%20actions,range%20of%20areas%20such%20as" text:style-name="Internet_20_link" text:visited-style-name="Visited_20_Internet_20_Link">[2312.17653] LARP: Language-Agent Role Play for Open-World Games</text:a>)).</text:p>
      <text:p text:style-name="Text_20_body"><text:span text:style-name="Strong_20_Emphasis">Cognitive Science and Emergent Memory:</text:span> Some researchers embed LLM characters to study things like <text:span text:style-name="Strong_20_Emphasis">the formation of collective memory</text:span> or biases. If you run a simulation with many agents discussing a topic, do they develop an emergent consensus or reflect biases present in training data? Because LLMs can be duplicated and varied in parameters, they offer a controllable testbed for such questions. There’s also interest in using LLMs to model individual cognitive processes (e.g., System 1 vs System 2 thinking). An agent might have two LLMs or two prompting phases – one fast and intuitive, one reflective – to simulate human-like decision processes. These are experimental ideas at this stage.</text:p>
      <text:p text:style-name="Text_20_body">In summary, research applications treat LLM-based characters not just as entertainment but as <text:span text:style-name="Strong_20_Emphasis">models of human behavior</text:span> or as components in simulations for studying complex systems. The early successes (like generative agents’ believable day-to-day behavior) are promising, but researchers are cautious about the limitations – after all, LLM characters lack true emotions or genuine understanding, so one must carefully interpret what their behavior means. Nonetheless, they have already proven useful to generate hypotheses and drive new interdisciplinary research at the boundary of AI, social science, and cognitive science.</text:p>
      <text:h text:style-name="Heading_20_2" text:outline-level="2"><text:soft-page-break/>Multimodal and Embodied Characters</text:h>
      <text:p text:style-name="Text_20_body">Thus far, we mostly discussed text-based characters. An exciting frontier is making these characters <text:span text:style-name="Strong_20_Emphasis">multimodal or embodied</text:span> – meaning they can see, speak, act, or move in a virtual or physical environment, not just chat.</text:p>
      <text:p text:style-name="Text_20_body"><text:span text:style-name="Strong_20_Emphasis">Virtual Reality and Games:</text:span> Imagine putting on a VR headset and conversing naturally with an NPC who not only responds in text, but in <text:span text:style-name="Strong_20_Emphasis">voice with appropriate tone</text:span>, and perhaps with gestural body language. Early experiments have done exactly this. A study in 2024 built a VR <text:span text:style-name="Strong_20_Emphasis">murder mystery game</text:span> where players interacted with LLM-driven NPCs either via dialogue trees or via full speech (voice input/output) (<text:a xlink:type="simple" xlink:href="https://openreview.net/forum?id=Z5GUIdyQiT&amp;referrer=%5Bthe%20profile%20of%20Ivan%20Nikolov%5D(%2Fprofile%3Fid%3D~Ivan_Nikolov1)#:~:text=Abstract%3A%20Combining%20modern%20technologies%20like,the%20dialog%20version%20was%20more" text:style-name="Internet_20_link" text:visited-style-name="Visited_20_Internet_20_Link">Exploring Presence in Interactions with LLM-Driven NPCs: A Comparative Study of Speech Recognition and Dialogue Options | OpenReview</text:a>) (<text:a xlink:type="simple" xlink:href="https://openreview.net/forum?id=Z5GUIdyQiT&amp;referrer=%5Bthe%20profile%20of%20Ivan%20Nikolov%5D(%2Fprofile%3Fid%3D~Ivan_Nikolov1)#:~:text=actors%20and%20facilitating%20user%20communication,masking%20for%20a%20seamless%20experience" text:style-name="Internet_20_link" text:visited-style-name="Visited_20_Internet_20_Link">Exploring Presence in Interactions with LLM-Driven NPCs: A Comparative Study of Speech Recognition and Dialogue Options | OpenReview</text:a>). The NPCs were powered by an LLM (with a predefined character role, e.g. a suspect in the mystery). Users reported higher immersion when using voice to talk to the AI characters, finding them more present and lifelike (<text:a xlink:type="simple" xlink:href="https://openreview.net/forum?id=Z5GUIdyQiT&amp;referrer=%5Bthe%20profile%20of%20Ivan%20Nikolov%5D(%2Fprofile%3Fid%3D~Ivan_Nikolov1)#:~:text=actors%20and%20facilitating%20user%20communication,masking%20for%20a%20seamless%20experience" text:style-name="Internet_20_link" text:visited-style-name="Visited_20_Internet_20_Link">Exploring Presence in Interactions with LLM-Driven NPCs: A Comparative Study of Speech Recognition and Dialogue Options | OpenReview</text:a>) (<text:a xlink:type="simple" xlink:href="https://openreview.net/forum?id=Z5GUIdyQiT&amp;referrer=%5Bthe%20profile%20of%20Ivan%20Nikolov%5D(%2Fprofile%3Fid%3D~Ivan_Nikolov1)#:~:text=interrogation%2C%20clue,a%20source%20of%20frustration%2C%20highlighting" text:style-name="Internet_20_link" text:visited-style-name="Visited_20_Internet_20_Link">Exploring Presence in Interactions with LLM-Driven NPCs: A Comparative Study of Speech Recognition and Dialogue Options | OpenReview</text:a>). However, the study also noted practical issues: the NPCs had <text:span text:style-name="Strong_20_Emphasis">slow response times</text:span>, which in VR can break presence and frustrate users (<text:a xlink:type="simple" xlink:href="https://openreview.net/forum?id=Z5GUIdyQiT&amp;referrer=%5Bthe%20profile%20of%20Ivan%20Nikolov%5D(%2Fprofile%3Fid%3D~Ivan_Nikolov1)#:~:text=interrogation%2C%20clue,a%20source%20of%20frustration%2C%20highlighting" text:style-name="Internet_20_link" text:visited-style-name="Visited_20_Internet_20_Link">Exploring Presence in Interactions with LLM-Driven NPCs: A Comparative Study of Speech Recognition and Dialogue Options | OpenReview</text:a>). This points to a need for optimization – either using faster models or cleverly masking the generation delay (perhaps by having the character perform an animation like “thinking face” while the response is coming). Despite challenges, the combination of <text:span text:style-name="Strong_20_Emphasis">speech recognition, LLM, and speech synthesis</text:span> is clearly powerful for character embodiment. Many players find speaking to an AI character (and hearing it answer in a voice that fits the character) far more engaging than reading text. Platforms like Inworld already provide these capabilities, and we see <text:span text:style-name="Strong_20_Emphasis">AI VTubers</text:span> on streaming platforms as another example – essentially an LLM driving an anime avatar that can converse with viewers in real-time, complete with voice and facial expressions (via a face-tracking puppet).</text:p>
      <text:p text:style-name="Text_20_body"><text:span text:style-name="Strong_20_Emphasis">Visual Perception:</text:span> For an AI character to truly be part of a world, it should also <text:span text:style-name="Emphasis">see</text:span> or sense the environment. In games, this can be abstract (the system tells the NPC “there is a red key on the table”). In the physical world or high-fidelity virtual worlds, this could be actual computer vision. A notable advance here is <text:span text:style-name="Strong_20_Emphasis">embodied multimodal models</text:span> like Google’s <text:span text:style-name="Emphasis">PaLM-E</text:span>. PaLM-E feeds visual observations (images or continuous sensor data) directly into an LLM, allowing it to reason about real-world tasks (<text:a xlink:type="simple" xlink:href="https://arxiv.org/abs/2303.03378#:~:text=,including%20sequential%20robotic%20manipulation%20planning" text:style-name="Internet_20_link" text:visited-style-name="Visited_20_Internet_20_Link">[2303.03378] PaLM-E: An Embodied Multimodal Language Model</text:a>). For example, an embodied agent with an on-board camera could see objects and ask the LLM “what is this?” to get descriptions, or more complex, the LLM can plan robot actions based on what it sees (“I see a coffee cup; my goal is to pick it up”) (<text:a xlink:type="simple" xlink:href="https://arxiv.org/abs/2303.03378#:~:text=,including%20sequential%20robotic%20manipulation%20planning" text:style-name="Internet_20_link" text:visited-style-name="Visited_20_Internet_20_Link">[2303.03378] PaLM-E: An Embodied Multimodal Language Model</text:a>) (<text:a xlink:type="simple" xlink:href="https://arxiv.org/abs/2303.03378#:~:text=single%20large%20embodied%20multimodal%20model%2C,language%20capabilities%20with%20increasing%20scale" text:style-name="Internet_20_link" text:visited-style-name="Visited_20_Internet_20_Link">[2303.03378] PaLM-E: An Embodied Multimodal Language Model</text:a>). While PaLM-E is geared toward robotics, the same idea can apply to characters in a 3D game world – feeding an LLM agent information about nearby objects, images of a scene, etc. The LLM then generates not just dialogue but also <text:span text:style-name="Strong_20_Emphasis">action commands</text:span> in natural language which can be parsed to game actions (<text:a xlink:type="simple" xlink:href="https://arstechnica.com/civis/threads/“embodied-ai”—google’s-palm-e-allows-robot-control-with-natural-commands.1490504/page-4#:~:text=“Embodied%20AI”—Google%27s%20PaLM,instruction%3E%20Robot%3A" text:style-name="Internet_20_link" text:visited-style-name="Visited_20_Internet_20_Link">“Embodied AI”—Google's PaLM-E allows robot control with natural ...</text:a>). Having a single model handle language and <text:soft-page-break/>vision together helps with contextual understanding (the character can talk about what is happening around it).</text:p>
      <text:p text:style-name="Text_20_body"><text:span text:style-name="Strong_20_Emphasis">Robotics and Physical Embodiment:</text:span> Taking it to the extreme, researchers have begun using LLMs as controllers for robots that interact with humans. For instance, the <text:span text:style-name="Strong_20_Emphasis">ChatGPT for Robotics</text:span> concept has a robot arm or mobile robot that translates high-level instructions from an LLM into execution, and uses the LLM for dialogue. If you ask the robot, “Can you bring me a drink from the kitchen?”, the LLM (with an internal prompt about the robot’s capabilities) can generate a step-by-step plan and even answer verbally “Sure, I will get that for you,” then execute the plan via low-level controllers. While not a “character” in the theatrical sense, give that robot a name and personality and it effectively becomes an embodied character (think C-3PO from Star Wars). The current progress is early – LLMs sometimes output actions the robot can’t do, or misinterpret physical constraints, but it’s improving. One challenge is aligning the LLM’s output with safe operation; you don’t want creative deviation when real motors are moving.</text:p>
      <text:p text:style-name="Text_20_body"><text:span text:style-name="Strong_20_Emphasis">Multimodal Character Examples:</text:span></text:p>
      <text:list text:style-name="L3">
        <text:list-item>
          <text:p text:style-name="P3"><text:span text:style-name="Emphasis">Vision-based NPCs:</text:span> Some experimental mods in games allow NPCs to analyze the game screen as an image and comment on it. For example, an AI DM could “see” the dungeon map and generate dynamic descriptions.</text:p>
        </text:list-item>
        <text:list-item>
          <text:p text:style-name="P3"><text:span text:style-name="Emphasis">Audio and Emotion:</text:span> Beyond just TTS voice, characters could detect the user’s tone of voice (anger, sadness) and adjust their responses. Coupling LLMs with emotion recognition systems could create more empathetic NPCs or companions.</text:p>
        </text:list-item>
        <text:list-item>
          <text:p text:style-name="P3"><text:span text:style-name="Emphasis">Gesture and Animation:</text:span> Companies like Inworld or Unreal’s MetaHuman project combine AI dialogue with <text:span text:style-name="Strong_20_Emphasis">animation blueprints</text:span>. The AI outputs an annotation with the text like “[emotion: excited] I’m so happy to see you!” and the game engine will play an excited animation on the character model. This pipeline makes the character’s non-verbal behavior match the dialogue content, enhancing believability. In VR, such touches are crucial – a flat affect voice or stiff body can shatter the illusion.</text:p>
        </text:list-item>
      </text:list>
      <text:p text:style-name="Text_20_body">Overall, multimodal and embodied characters aim to break the text barrier and put the AI into the same space as the user, whether virtually or physically. <text:span text:style-name="Strong_20_Emphasis">Progress is still early:</text:span> these systems often require integration of many components (ASR, TTS, CV, animation), each with latency and accuracy considerations. But the trajectory is clear – the ultimate roleplay AI is one you could <text:span text:style-name="Emphasis">see</text:span> and <text:span text:style-name="Emphasis">hear</text:span> in a virtual world, interacting naturally. Early user studies show increased presence and immersion (<text:a xlink:type="simple" xlink:href="https://openreview.net/forum?id=Z5GUIdyQiT&amp;referrer=%5Bthe%20profile%20of%20Ivan%20Nikolov%5D(%2Fprofile%3Fid%3D~Ivan_Nikolov1)#:~:text=actors%20and%20facilitating%20user%20communication,masking%20for%20a%20seamless%20experience" text:style-name="Internet_20_link" text:visited-style-name="Visited_20_Internet_20_Link">Exploring Presence in Interactions with LLM-Driven NPCs: A Comparative Study of Speech Recognition and Dialogue Options | OpenReview</text:a>), validating the promise. In the coming years, we may see game NPCs that players converse with over a microphone and that remember each player individually, or personal assistant robots that operate in homes as friendly characters.</text:p>
      <text:h text:style-name="Heading_20_2" text:outline-level="2"><text:soft-page-break/>Open Challenges and Future Directions</text:h>
      <text:p text:style-name="Text_20_body">Despite significant advancements, creating truly <text:span text:style-name="Strong_20_Emphasis">cognitively realistic and socially coherent</text:span> LLM-based characters remains a grand challenge. We conclude by highlighting key open issues and research directions:</text:p>
      <text:list text:style-name="L4">
        <text:list-item>
          <text:p text:style-name="P4"><text:span text:style-name="Strong_20_Emphasis">Long-Term Memory and Lifelong Learning:</text:span> While various memory systems exist, no solution is yet ideal for unlimited, lifelong memory. Characters still struggle with remembering events from very long ago or across sessions without direct data storage. There is ongoing work on letting agents <text:span text:style-name="Strong_20_Emphasis">learn continually</text:span> from interactions (<text:a xlink:type="simple" xlink:href="https://arxiv.org/html/2407.11484v4#:~:text=Lifelong%20learning%20represents%20a%20pivotal,of%20RPLAs%20over%20extended%20periods" text:style-name="Internet_20_link" text:visited-style-name="Visited_20_Internet_20_Link">The Oscars of AI Theater: A Survey on Role-Playing with Language Models</text:a>). A future character might build up its knowledge and personality over months of real conversations (like a person grows), but this raises issues of <text:span text:style-name="Strong_20_Emphasis">forgetting</text:span> (what to preserve vs discard) and potential model drift. Ensuring a lifelong-learning character <text:span text:style-name="Strong_20_Emphasis">stays aligned</text:span> with its original personality and doesn’t accumulate errors or unwanted behaviors is an unsolved problem (<text:a xlink:type="simple" xlink:href="https://arxiv.org/html/2407.11484v4#:~:text=effectiveness%20of%20RPLAs%20over%20extended,periods" text:style-name="Internet_20_link" text:visited-style-name="Visited_20_Internet_20_Link">The Oscars of AI Theater: A Survey on Role-Playing with Language Models</text:a>).</text:p>
        </text:list-item>
        <text:list-item>
          <text:p text:style-name="P4"><text:span text:style-name="Strong_20_Emphasis">Deep Persona and Emotional Consistency:</text:span> Current characters can follow a profile, but they lack a deep model of <text:span text:style-name="Strong_20_Emphasis">psychology</text:span>. Future research is needed on simulating traits like motivations, emotions, and relationships more faithfully (<text:a xlink:type="simple" xlink:href="https://arxiv.org/html/2407.11484v4#:~:text=Aligning%20language%20models%20with%20specific,models’%20ability%20to%20deliver%20immersive" text:style-name="Internet_20_link" text:visited-style-name="Visited_20_Internet_20_Link">The Oscars of AI Theater: A Survey on Role-Playing with Language Models</text:a>) (<text:a xlink:type="simple" xlink:href="https://arxiv.org/html/2407.11484v4#:~:text=and%20contextually%20rich%20interactions,realism%20and%20engagement%20in%20role" text:style-name="Internet_20_link" text:visited-style-name="Visited_20_Internet_20_Link">The Oscars of AI Theater: A Survey on Role-Playing with Language Models</text:a>). For example, how does an AI character’s mood evolve during a day of interactions? How does it form opinions about a user or other agents over time? Approaches like emotional memory (e.g. Emotional RAG) and psychological profiling in training are just starting (<text:a xlink:type="simple" xlink:href="https://arxiv.org/html/2407.11484v4#:~:text=interaction%20context%20directly%20into%20input,character’s%20emotional%20response%20might%20evolve" text:style-name="Internet_20_link" text:visited-style-name="Visited_20_Internet_20_Link">The Oscars of AI Theater: A Survey on Role-Playing with Language Models</text:a>) (<text:a xlink:type="simple" xlink:href="https://arxiv.org/html/2407.11484v4#:~:text=understanding%20and%20replicating%20how%20a,for%20applications%20in%20gaming%2C%20training" text:style-name="Internet_20_link" text:visited-style-name="Visited_20_Internet_20_Link">The Oscars of AI Theater: A Survey on Role-Playing with Language Models</text:a>). More <text:span text:style-name="Strong_20_Emphasis">role-specific alignment</text:span> is needed so that an AI playing e.g. Sherlock Holmes not only speaks in a certain style but also <text:span text:style-name="Emphasis">reasons</text:span> and <text:span text:style-name="Emphasis">decides</text:span> as that character would (<text:a xlink:type="simple" xlink:href="https://arxiv.org/html/2407.11484v4#:~:text=Aligning%20language%20models%20with%20specific,models’%20ability%20to%20deliver%20immersive" text:style-name="Internet_20_link" text:visited-style-name="Visited_20_Internet_20_Link">The Oscars of AI Theater: A Survey on Role-Playing with Language Models</text:a>) (<text:a xlink:type="simple" xlink:href="https://arxiv.org/html/2407.11484v4#:~:text=that%20are%20seldom%20explored%20in,crucial%20for%20enhancing%20user%20experience" text:style-name="Internet_20_link" text:visited-style-name="Visited_20_Internet_20_Link">The Oscars of AI Theater: A Survey on Role-Playing with Language Models</text:a>). This might involve training on how that character reacts to varied situations, not just a static backstory.</text:p>
        </text:list-item>
        <text:list-item>
          <text:p text:style-name="P4"><text:span text:style-name="Strong_20_Emphasis">Narrative Coherence &amp; Avoiding Hallucination:</text:span> As discussed, characters sometimes produce <text:span text:style-name="Strong_20_Emphasis">inconsistent or incoherent outputs</text:span> that break immersion. A known issue is “character hallucination,” including anachronistic or out-of-character statements (<text:a xlink:type="simple" xlink:href="https://arxiv.org/html/2407.11484v4#:~:text=Hallucination%20in%20LLMs%2C%20particularly%20pronounced,A" text:style-name="Internet_20_link" text:visited-style-name="Visited_20_Internet_20_Link">The Oscars of AI Theater: A Survey on Role-Playing with Language Models</text:a>) (<text:a xlink:type="simple" xlink:href="https://arxiv.org/html/2407.11484v4#:~:text=inconsistent%20with%20the%20defined%20profiles,their%20development%20in%20the%20storyline" text:style-name="Internet_20_link" text:visited-style-name="Visited_20_Internet_20_Link">The Oscars of AI Theater: A Survey on Role-Playing with Language Models</text:a>). Future systems will need better methods to enforce <text:span text:style-name="Strong_20_Emphasis">story consistency</text:span> – possibly a dynamic world model that all characters reference, or constraints in generation that prevent certain violations. Techniques like <text:span text:style-name="Strong_20_Emphasis">fine-tuning on lore</text:span> or using RAG to inject factual/contextual info help (<text:a xlink:type="simple" xlink:href="https://arxiv.org/html/2407.11484v4#:~:text=To%20mitigate%20these%20issues%2C%20effective,accurately%20embody%20characters%20and%20maintain" text:style-name="Internet_20_link" text:visited-style-name="Visited_20_Internet_20_Link">The Oscars of AI Theater: A Survey on Role-Playing with Language Models</text:a>), but the problem isn’t fully solved, especially as narratives scale up in complexity. Another aspect is <text:span text:style-name="Strong_20_Emphasis">reference resolution and continuity</text:span> in multi-agent dialogue, which might be tackled by auxiliary modules that track conversation state (who is alive, who knows what, etc.). Evaluation remains a challenge too – automatically detecting <text:soft-page-break/>subtle incoherence is hard, so creating better <text:span text:style-name="Strong_20_Emphasis">metrics for character consistency</text:span> is an active area (<text:a xlink:type="simple" xlink:href="https://arxiv.org/html/2407.11484v4#:~:text=%23%23%20More%20Reference,Playing" text:style-name="Internet_20_link" text:visited-style-name="Visited_20_Internet_20_Link">The Oscars of AI Theater: A Survey on Role-Playing with Language Models</text:a>) (<text:a xlink:type="simple" xlink:href="https://arxiv.org/html/2407.11484v4#:~:text=they%20fall%20short%20when%20it,role%20and%20the%20generated%20output" text:style-name="Internet_20_link" text:visited-style-name="Visited_20_Internet_20_Link">The Oscars of AI Theater: A Survey on Role-Playing with Language Models</text:a>).</text:p>
        </text:list-item>
        <text:list-item>
          <text:p text:style-name="P4"><text:span text:style-name="Strong_20_Emphasis">Realistic Social Interaction:</text:span> Human conversations involve turn-taking manners, understanding pragmatics (implied meanings), and adhering to social norms. LLM characters can inadvertently violate norms (e.g. oversharing, being too verbose, or not responding when expected). Building more <text:span text:style-name="Strong_20_Emphasis">socially intelligent</text:span> characters may require training data that include etiquette and conversational dynamics, or explicit rules (for instance, an agent that notices if it’s talking too much and yields the floor). Moreover, truly <text:span text:style-name="Strong_20_Emphasis">multi-party conversations</text:span> with several AI and human participants are relatively unexplored; ensuring the AI doesn’t talk over others or ensuring a group of AI characters don’t converge on unnatural patterns will need innovation.</text:p>
        </text:list-item>
        <text:list-item>
          <text:p text:style-name="P4"><text:span text:style-name="Strong_20_Emphasis">Ethical and Bias Concerns:</text:span> Characters often mirror biases present in training data. A medieval lord character might inadvertently produce sexist or racist dialogue because the training data for that persona (historical texts) include such bias. Designers face a tension: how to keep characters <text:span text:style-name="Emphasis">authentic</text:span> to their setting or personality while avoiding harmful stereotypes or toxicity (<text:a xlink:type="simple" xlink:href="https://arxiv.org/html/2407.11484v4#:~:text=,Playing" text:style-name="Internet_20_link" text:visited-style-name="Visited_20_Internet_20_Link">The Oscars of AI Theater: A Survey on Role-Playing with Language Models</text:a>) (<text:a xlink:type="simple" xlink:href="https://arxiv.org/html/2407.11484v4#:~:text=Ensuring%20safety%20in%20role,Techniques%20such" text:style-name="Internet_20_link" text:visited-style-name="Visited_20_Internet_20_Link">The Oscars of AI Theater: A Survey on Role-Playing with Language Models</text:a>). There’s ongoing work on bias mitigation – e.g., filtering training data, or adding safety layers that quickly sanitize only the truly unacceptable content. Another ethical concern is <text:span text:style-name="Strong_20_Emphasis">user attachment and trust</text:span>: especially with companion bots like Replika, users may develop strong bonds. Ensuring transparency (the user knows it’s an AI) and managing that relationship (the AI should not manipulate or emotionally harm the user) is a societal challenge as much as a technical one. Future guidelines and perhaps <text:span text:style-name="Strong_20_Emphasis">character “ethics settings”</text:span> (like allowing a user to specify how they wish the AI to behave in terms of honesty or emotional involvement) could emerge.</text:p>
        </text:list-item>
        <text:list-item>
          <text:p text:style-name="P4"><text:span text:style-name="Strong_20_Emphasis">Resource Efficiency and Scalability:</text:span> Running advanced characters (especially multi-agent simulations or VR NPCs) with large LLMs is computationally expensive. Future research may focus on <text:span text:style-name="Strong_20_Emphasis">model compression or specialized smaller models</text:span> that retain high dialogue quality but can run in real-time cheaply. There’s interest in <text:span text:style-name="Strong_20_Emphasis">neuro-symbolic hybrids</text:span> – e.g., using a smaller model for routine dialogue and only calling a big model for complex queries, or having the character outsource factual questions to a search API rather than relying on a huge knowledge-intensive model. The challenge is making these switches seamless so the character still feels like one unified persona. Reducing latency (perhaps via better caching of responses or anticipating likely user queries) is also important, especially for real-time applications.</text:p>
        </text:list-item>
        <text:list-item>
          <text:p text:style-name="P4"><text:span text:style-name="Strong_20_Emphasis">Multi-Modality and Embodiment:</text:span> Bringing characters to life in other modalities introduces challenges in <text:span text:style-name="Strong_20_Emphasis">synchronization and interpretation</text:span>. Speech synthesis must convey the right emotion (solving this might mean the LLM outputs an emotion label with text). Vision-equipped characters need <text:span text:style-name="Strong_20_Emphasis">grounding</text:span> – understanding spatial relations and not hallucinating about objects that aren’t there. Embodied agents raise <text:span text:style-name="Strong_20_Emphasis">safety</text:span> issues (we must be sure a home robot taking character instructions won’t do something dangerous because “it seemed in character”). Future directions include tighter integration of perception and dialogue (so the character truly has a unified world view) and perhaps the ability for characters to generate or <text:soft-page-break/>choose their own visual avatars (imagine an LLM not just speaking as a character but also designing its appearance dynamically, raising new consistency questions).</text:p>
        </text:list-item>
        <text:list-item>
          <text:p text:style-name="P4"><text:span text:style-name="Strong_20_Emphasis">Evaluation and Benchmarks:</text:span> Finally, to measure progress we need better benchmarks for roleplay agents. Projects like <text:span text:style-name="Strong_20_Emphasis">CharacterBench or CharacterBox</text:span> are emerging to systematically test how well an LLM can stick to a character or how it handles interactive storytelling (<text:a xlink:type="simple" xlink:href="https://openreview.net/forum?id=BCP5nAHXqs#:~:text=Benchmarking%20the%20Personification%20of%20Large,stories%20from%20the%20ground%20up" text:style-name="Internet_20_link" text:visited-style-name="Visited_20_Internet_20_Link">Benchmarking the Personification of Large Language Models</text:a>) (<text:a xlink:type="simple" xlink:href="https://openreview.net/forum?id=BCP5nAHXqs#:~:text=In%20this%20paper%2C%20we%20introduce,stories%20from%20the%20ground%20up" text:style-name="Internet_20_link" text:visited-style-name="Visited_20_Internet_20_Link">Benchmarking the Personification of Large Language Models</text:a>). Future benchmarks might involve full interactive scenarios: e.g., a standardized D&amp;D quest where the AI plays the main NPC and scores are given for coherence, engagement, user satisfaction, etc. Human evaluation will remain key, but it’s costly, so developing proxy metrics or LLM-based evaluators (with caution about their bias (<text:a xlink:type="simple" xlink:href="https://arxiv.org/html/2407.11484v4#:~:text=%23%23%20Sensitivity%20in%20LLM" text:style-name="Internet_20_link" text:visited-style-name="Visited_20_Internet_20_Link">The Oscars of AI Theater: A Survey on Role-Playing with Language Models</text:a>)) is an ongoing effort.</text:p>
        </text:list-item>
      </text:list>
      <text:p text:style-name="Text_20_body">In conclusion, LLM-based characters have made remarkable strides in a short time – from simple <text:span text:style-name="Strong_20_Emphasis">persona chatbots</text:span> to complex agents that can <text:span text:style-name="Strong_20_Emphasis">plan, remember, and even emote</text:span>. They are already enriching games, enabling new forms of storytelling, and opening avenues in research. Yet, achieving <text:span text:style-name="Strong_20_Emphasis">human-level character believability</text:span> – where an AI character can engage us as deeply as a real human or a well-written fictional character might – will require further innovations in memory, understanding, and integration of multimodal experiences. The future will likely see cross-pollination between fields: narrative design, cognitive psychology, and AI research converging to craft characters that are not only <text:span text:style-name="Strong_20_Emphasis">consistent and coherent</text:span> but also <text:span text:style-name="Strong_20_Emphasis">surprising, engaging, and evolving</text:span>. Such characters could transform how we interact with machines, blurring the line between player and participant, tool and companion. The stage is set; the next acts in this “AI theater” will be exciting to watch and shape (<text:a xlink:type="simple" xlink:href="https://arxiv.org/html/2407.11484v4#:~:text=This%20survey%20explores%20the%20burgeoning,managing%20dynamic%20personal%20profiles%20and" text:style-name="Internet_20_link" text:visited-style-name="Visited_20_Internet_20_Link">The Oscars of AI Theater: A Survey on Role-Playing with Language Models</text:a>) (<text:a xlink:type="simple" xlink:href="https://arxiv.org/html/2407.11484v4#:~:text=portrayals%20involving%20character%20consistency%2C%20behavioral,Related%20resources" text:style-name="Internet_20_link" text:visited-style-name="Visited_20_Internet_20_Link">The Oscars of AI Theater: A Survey on Role-Playing with Language Models</text:a>).</text:p>
      <text:p text:style-name="Text_20_body"><text:span text:style-name="Strong_20_Emphasis">Sources:</text:span> This report was informed by recent surveys and studies on role-playing with language models (<text:a xlink:type="simple" xlink:href="https://arxiv.org/html/2407.11484v4#:~:text=This%20survey%20explores%20the%20burgeoning,managing%20dynamic%20personal%20profiles%20and" text:style-name="Internet_20_link" text:visited-style-name="Visited_20_Internet_20_Link">The Oscars of AI Theater: A Survey on Role-Playing with Language Models</text:a>) (<text:a xlink:type="simple" xlink:href="https://arxiv.org/html/2407.11484v4#:~:text=portrayals%20involving%20character%20consistency%2C%20behavioral,Related%20resources" text:style-name="Internet_20_link" text:visited-style-name="Visited_20_Internet_20_Link">The Oscars of AI Theater: A Survey on Role-Playing with Language Models</text:a>), memory in LLM agents (<text:a xlink:type="simple" xlink:href="https://arxiv.org/abs/2404.00573#:~:text=,user%27s%20interaction%20history%20in%20a" text:style-name="Internet_20_link" text:visited-style-name="Visited_20_Internet_20_Link">[2404.00573] "My agent understands me better": Integrating Dynamic Human-like Memory Recall and Consolidation in LLM-Based Agents</text:a>) (<text:a xlink:type="simple" xlink:href="https://arxiv.org/abs/2404.00573#:~:text=trigger%20for%20accurate%20and%20efficient,recognize%20and%20recall%20past%20experiences" text:style-name="Internet_20_link" text:visited-style-name="Visited_20_Internet_20_Link">[2404.00573] "My agent understands me better": Integrating Dynamic Human-like Memory Recall and Consolidation in LLM-Based Agents</text:a>), interactive narrative systems () (), multi-agent simulations (<text:a xlink:type="simple" xlink:href="https://arxiv.org/abs/2304.03442#:~:text=conversations%3B%20they%20remember%20and%20reflect,evaluation%2C%20these%20generative%20agents%20produce" text:style-name="Internet_20_link" text:visited-style-name="Visited_20_Internet_20_Link">[2304.03442] Generative Agents: Interactive Simulacra of Human Behavior</text:a>) (<text:a xlink:type="simple" xlink:href="https://arxiv.org/abs/2304.03442#:~:text=reflections%2C%20and%20retrieve%20them%20dynamically,We%20demonstrate" text:style-name="Internet_20_link" text:visited-style-name="Visited_20_Internet_20_Link">[2304.03442] Generative Agents: Interactive Simulacra of Human Behavior</text:a>), and community developments in open-source AI character tools (<text:a xlink:type="simple" xlink:href="https://zoltanai.github.io/character-editor/#:~:text=Create%2C%20edit%20and%20convert%20to,Generation%20and%20TavernAI%20formats%20easily" text:style-name="Internet_20_link" text:visited-style-name="Visited_20_Internet_20_Link">AI Character Editor</text:a>) (<text:a xlink:type="simple" xlink:href="https://github.com/teknium1/character-cards#:~:text=GPT3,to%20inject%20into%20your%20prompts" text:style-name="Internet_20_link" text:visited-style-name="Visited_20_Internet_20_Link">GitHub - teknium1/character-cards: A collection of character cards for use in AI Roleplaying</text:a>), among other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4:26:29.228304037</meta:creation-date>
    <dc:date>2025-04-04T14:27:05.206522297</dc:date>
    <meta:editing-duration>PT37S</meta:editing-duration>
    <meta:editing-cycles>1</meta:editing-cycles>
    <meta:document-statistic meta:table-count="2" meta:image-count="0" meta:object-count="0" meta:page-count="17" meta:paragraph-count="94" meta:word-count="8717" meta:character-count="59537" meta:non-whitespace-character-count="50885"/>
    <meta:generator>LibreOffice/24.2.7.2$Linux_X86_64 LibreOffice_project/420$Build-2</meta:generator>
  </office:meta>
</office:document-meta>
</file>